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ck solid #000000"/>
      <style:text-properties fo:color="#FF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thick solid #000000" fo:border-bottom="thin solid #000000" fo:border-left="none" fo:border-right="none" style:vertical-align="automatic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18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FFFFFF"/>
    </style:style>
    <style:style style:name="ce22" style:family="table-cell" style:parent-style-name="Default" style:data-style-name="N0">
      <style:table-cell-properties fo:border-top="thin double #000000" fo:border-bottom="thin solid #000000" fo:border-left="thick solid #000000" fo:border-right="thin solid #000000"/>
    </style:style>
    <style:style style:name="ce23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#FFFFFF"/>
    </style:style>
    <style:style style:name="ce26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FFFFFF"/>
    </style:style>
    <style:style style:name="ce27" style:family="table-cell" style:parent-style-name="Default" style:data-style-name="N0">
      <style:table-cell-properties fo:border-top="thin solid #000000" fo:border-bottom="thin double #000000" fo:border-left="thick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 fo:background-color="#FFFFFF"/>
    </style:style>
    <style:style style:name="ce31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wrap-option="wrap" fo:background-color="#FFFFFF"/>
    </style:style>
    <style:style style:name="ce33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wrap-option="wrap" fo:background-color="#FFFFFF"/>
    </style:style>
    <style:style style:name="ce38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39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fo:background-color="#FFFFFF"/>
    </style:style>
    <style:style style:name="ce42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wrap-option="wrap" fo:background-color="#FFFFFF"/>
    </style:style>
    <style:style style:name="ce43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FFFF"/>
    </style:style>
    <style:style style:name="ce44" style:family="table-cell" style:parent-style-name="Default" style:data-style-name="N0">
      <style:table-cell-properties fo:border-top="thick solid #000000" fo:border-bottom="thick solid #000000" fo:border-left="thick solid #000000" fo:border-right="thin solid #000000"/>
    </style:style>
    <style:style style:name="ce4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ck solid #000000" fo:border-bottom="thick solid #000000" fo:border-left="thin solid #000000" fo:border-right="thin solid #000000"/>
    </style:style>
    <style:style style:name="ce47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fo:background-color="#FFFFFF"/>
    </style:style>
    <style:style style:name="ce48" style:family="table-cell" style:parent-style-name="Default" style:data-style-name="N0">
      <style:table-cell-properties fo:border-top="thin solid #000000" fo:border-bottom="thick solid #000000" fo:border-left="thin solid #000000" fo:border-right="none"/>
      <style:text-properties fo:color="#FF0000"/>
    </style:style>
    <style:style style:name="ce49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FFFFFF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ED7D31"/>
    </style:style>
    <style:style style:name="ce51" style:family="table-cell" style:parent-style-name="Default" style:data-style-name="N0">
      <style:table-cell-properties fo:border="thin solid #000000"/>
      <style:text-properties fo:color="#ED7D31"/>
    </style:style>
    <style:style style:name="ce52" style:family="table-cell" style:parent-style-name="Default" style:data-style-name="N0">
      <style:table-cell-properties fo:border-top="thin double #000000" fo:border-bottom="thin double #000000" fo:border-left="thick solid #000000" fo:border-right="thin solid #000000"/>
    </style:style>
    <style:style style:name="ce53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55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automatic" fo:background-color="#FFFFFF"/>
    </style:style>
    <style:style style:name="ce56" style:family="table-cell" style:parent-style-name="Default" style:data-style-name="N0">
      <style:table-cell-properties fo:border-top="thin double #000000" fo:border-bottom="thick solid #000000" fo:border-left="thick solid #000000" fo:border-right="thin solid #000000"/>
    </style:style>
    <style:style style:name="ce57" style:family="table-cell" style:parent-style-name="Default" style:data-style-name="N0">
      <style:table-cell-properties fo:border-top="thin double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double #000000" fo:border-bottom="thick solid #000000" fo:border-left="thin solid #000000" fo:border-right="thin solid #000000"/>
    </style:style>
    <style:style style:name="ce59" style:family="table-cell" style:parent-style-name="Default" style:data-style-name="N0">
      <style:table-cell-properties fo:border-top="thin double #000000" fo:border-bottom="thick solid #000000" fo:border-left="thin solid #000000" fo:border-right="none" style:vertical-align="automatic" fo:wrap-option="wrap" fo:background-color="#FFFFFF"/>
    </style:style>
    <style:style style:name="ce60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FFFFFF"/>
    </style:style>
    <style:style style:name="ce61" style:family="table-cell" style:parent-style-name="Default" style:data-style-name="N0">
      <style:table-cell-properties fo:border-top="thin double #000000" fo:border-bottom="thick solid #000000" fo:border-left="none" fo:border-right="none" style:vertical-align="automatic" fo:wrap-option="wrap" fo:background-color="#FFFFFF"/>
    </style:style>
    <style:style style:name="ce62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ED7D31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C00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FFC000"/>
    </style:style>
    <style:style style:name="ce65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FFC000"/>
    </style:style>
    <style:style style:name="ce66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00B050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thick solid #000000"/>
      <style:text-properties fo:color="#00B05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ck solid #000000"/>
      <style:text-properties fo:color="#00B050"/>
    </style:style>
    <style:style style:name="ce69" style:family="table-cell" style:parent-style-name="Default" style:data-style-name="N0">
      <style:table-cell-properties fo:border-top="thick solid #000000" fo:border-bottom="none" fo:border-left="thick solid #000000" fo:border-right="thin solid #000000"/>
    </style:style>
    <style:style style:name="ce70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ck solid #000000" fo:border-bottom="none" fo:border-left="thin solid #000000" fo:border-right="thin solid #000000"/>
    </style:style>
    <style:style style:name="ce72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00B050"/>
    </style:style>
    <style:style style:name="ce73" style:family="table-cell" style:parent-style-name="Default" style:data-style-name="N0">
      <style:table-cell-properties fo:border-top="thick solid #000000" fo:border-bottom="thick solid #000000" fo:border-left="thin solid #000000" fo:border-right="thick solid #000000"/>
      <style:text-properties fo:color="#00B0F0"/>
    </style:style>
    <style:style style:name="ce74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305496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305496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305496"/>
    </style:style>
    <style:style style:name="ce77" style:family="table-cell" style:parent-style-name="Default" style:data-style-name="N0">
      <style:table-cell-properties fo:border-top="none" fo:border-bottom="thick solid #000000" fo:border-left="thin solid #000000" fo:border-right="thin solid #000000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79" style:family="table-cell" style:parent-style-name="_54364__51456__32_3" style:data-style-name="N0">
      <style:table-cell-properties style:vertical-align="automatic" fo:background-color="transparent"/>
    </style:style>
    <style:style style:name="ce80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82" style:family="table-cell" style:parent-style-name="_54616__51060__54140__47553__53356_" style:data-style-name="N0">
      <style:text-properties fo:color="#0563C1" style:text-underline-style="solid" style:text-underline-type="single"/>
    </style:style>
    <style:style style:name="ce83" style:family="table-cell" style:parent-style-name="Default" style:data-style-name="N0">
      <style:table-cell-properties fo:border="thin solid #999999"/>
    </style:style>
    <style:style style:name="ce8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6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88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8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9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9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92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95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6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99" style:family="table-cell" style:parent-style-name="_54364__51456__32_2" style:data-style-name="N0">
      <style:table-cell-properties style:vertical-align="middle" fo:background-color="transparent"/>
    </style:style>
    <style:style style:name="ce100" style:family="table-cell" style:parent-style-name="_54364__51456__32_2" style:data-style-name="N0">
      <style:table-cell-properties fo:border-top="none" fo:border-bottom="none" fo:border-left="thin double #000000" fo:border-right="none" style:vertical-align="middle" fo:wrap-option="wrap" fo:background-color="transparent"/>
    </style:style>
    <style:style style:name="ce101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D9E1F2"/>
    </style:style>
    <style:style style:name="ce102" style:family="table-cell" style:parent-style-name="_54364__51456__32_2" style:data-style-name="N0">
      <style:table-cell-properties fo:border-top="none" fo:border-bottom="none" fo:border-left="thin double #000000" fo:border-right="none" style:vertical-align="middle" fo:background-color="transparent"/>
    </style:style>
    <style:style style:name="ce103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FCE4D6"/>
    </style:style>
    <style:style style:name="ce104" style:family="table-cell" style:parent-style-name="_54364__51456__32_2" style:data-style-name="N0">
      <style:table-cell-properties fo:border-top="none" fo:border-bottom="thin double #000000" fo:border-left="thin double #000000" fo:border-right="none" style:vertical-align="middle" fo:background-color="transparent"/>
    </style:style>
    <style:style style:name="ce105" style:family="table-cell" style:parent-style-name="_54364__51456__32_2" style:data-style-name="N0">
      <style:table-cell-properties fo:border-top="none" fo:border-bottom="thin double #000000" fo:border-left="none" fo:border-right="none" style:vertical-align="middle" fo:background-color="transparent"/>
    </style:style>
    <style:style style:name="ce106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D9E1F2"/>
    </style:style>
    <style:style style:name="ce107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wrap-option="wrap" fo:background-color="transparent"/>
    </style:style>
    <style:style style:name="ce108" style:family="table-cell" style:parent-style-name="_54364__51456__32_2" style:data-style-name="N0">
      <style:table-cell-properties fo:border-top="thin double #000000" fo:border-bottom="none" fo:border-left="none" fo:border-right="none" style:vertical-align="middle" fo:background-color="transparent"/>
    </style:style>
    <style:style style:name="ce109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FCE4D6"/>
    </style:style>
    <style:style style:name="ce110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FCE4D6"/>
    </style:style>
    <style:style style:name="ce111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background-color="transparent"/>
    </style:style>
    <style:style style:name="ce112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D9E1F2"/>
    </style:style>
    <style:style style:name="ce113" style:family="table-cell" style:parent-style-name="_54364__51456__32_2" style:data-style-name="N0">
      <style:table-cell-properties fo:border-top="thin double #000000" fo:border-bottom="thin double #000000" fo:border-left="thin double #000000" fo:border-right="none" style:vertical-align="middle" fo:wrap-option="wrap" fo:background-color="transparent"/>
    </style:style>
    <style:style style:name="ce114" style:family="table-cell" style:parent-style-name="_54364__51456__32_2" style:data-style-name="N0">
      <style:table-cell-properties fo:border-top="thin double #000000" fo:border-bottom="thin double #000000" fo:border-left="none" fo:border-right="none" style:vertical-align="middle" fo:background-color="transparent"/>
    </style:style>
    <style:style style:name="ce115" style:family="table-cell" style:parent-style-name="_54364__51456__32_2" style:data-style-name="N0">
      <style:table-cell-properties fo:border-top="thin double #000000" fo:border-bottom="thin double #000000" fo:border-left="none" fo:border-right="thin double #000000" style:vertical-align="middle" fo:wrap-option="wrap" fo:background-color="#FCE4D6"/>
    </style:style>
    <style:style style:name="ce116" style:family="table-cell" style:parent-style-name="_54364__51456__32_2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6.429375cm"/>
    </style:style>
    <style:style style:name="co12" style:family="table-column">
      <style:table-column-properties fo:break-before="auto" style:column-width="4.18041666666667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11125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1.031875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2.301875cm" style:use-optimal-column-width="true"/>
    </style:style>
    <style:style style:name="co22" style:family="table-column">
      <style:table-column-properties fo:break-before="auto" style:column-width="2.32833333333333cm" style:use-optimal-column-width="true"/>
    </style:style>
    <style:style style:name="co23" style:family="table-column">
      <style:table-column-properties fo:break-before="auto" style:column-width="2.03729166666667cm" style:use-optimal-column-width="true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2.67229166666667cm" style:use-optimal-column-width="true"/>
    </style:style>
    <style:style style:name="co27" style:family="table-column">
      <style:table-column-properties fo:break-before="auto" style:column-width="5.05354166666667cm" style:use-optimal-column-width="true"/>
    </style:style>
    <style:style style:name="co28" style:family="table-column">
      <style:table-column-properties fo:break-before="auto" style:column-width="6.05895833333333cm" style:use-optimal-column-width="true"/>
    </style:style>
    <style:style style:name="co29" style:family="table-column">
      <style:table-column-properties fo:break-before="auto" style:column-width="6.87916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50.25pt" style:use-optimal-row-height="true" fo:break-before="auto"/>
    </style:style>
    <style:style style:name="ro7" style:family="table-row">
      <style:table-row-properties style:row-height="49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분기별</text:p>
          </table:table-cell>
          <table:table-cell office:value-type="string" table:style-name="ce2">
            <text:p>벤더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2])" table:style-name="ce1">
            <text:p>Cisco</text:p>
          </table:table-cell>
          <table:table-cell office:value-type="string" table:style-name="ce9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J2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])" table:style-name="ce1">
            <text:p>A10</text:p>
          </table:table-cell>
          <table:table-cell office:value-type="string" table:style-name="ce14">
            <text:p>KR&gt;A10 : <text:s/>(월별) 월별 점검 내수 CCS 정기점검 A10(12월).pptx</text:p>
          </table:table-cell>
          <table:table-cell office:value-type="string" table:style-name="ce15">
            <text:p>A10<text:s/></text:p>
          </table:table-cell>
          <table:table-cell office:value-type="string" office:string-value="월" table:formula="of:=IF(ISERROR(SEARCH(&quot;*분기*&quot;;[.J3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])" table:style-name="ce1">
            <text:p>NetApp</text:p>
          </table:table-cell>
          <table:table-cell office:value-type="string" table:style-name="ce14">
            <text:p>KR&gt; NetApp : <text:s/>(월별) 월별 내수 CCS 정기점검 netapp(1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4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5])" table:style-name="ce1">
            <text:p>F5</text:p>
          </table:table-cell>
          <table:table-cell office:value-type="string" table:style-name="ce14">
            <text:p>KR&gt;F5 : (월별) <text:s/>월별 점검 krcloud CCS 정기점검 F5(1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5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6])" table:style-name="ce1">
            <text:p>Dell</text:p>
          </table:table-cell>
          <table:table-cell office:value-type="string" table:style-name="ce14">
            <text:p>KR&gt;Dell : (분기) 분기점검_Dell_내수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6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7])" table:style-name="ce1">
            <text:p>HP</text:p>
          </table:table-cell>
          <table:table-cell office:value-type="string" table:style-name="ce14">
            <text:p>KR &gt; HP : (월별) 월별점검 내수 CCS 정기점검 HP(12월).xlsx</text:p>
          </table:table-cell>
          <table:table-cell office:value-type="string" table:style-name="ce17">
            <text:p><text:s/>HP<text:s/></text:p>
          </table:table-cell>
          <table:table-cell office:value-type="string" office:string-value="월" table:formula="of:=IF(ISERROR(SEARCH(&quot;*분기*&quot;;[.J7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8])" table:style-name="ce1">
            <text:p>Arista</text:p>
          </table:table-cell>
          <table:table-cell office:value-type="string" table:style-name="ce21">
            <text:p>KR&gt;Arista : (분기) 분기 점검 CCS_KR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8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K9])" table:style-name="ce1">
            <text:p>QCT</text:p>
          </table:table-cell>
          <table:table-cell office:value-type="string" table:style-name="ce25">
            <text:p>BigData &gt; QCT : (분기) 분기점검_KR-Bigdata_QCT(21년4분기).ppt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J9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0])" table:style-name="ce1">
            <text:p>NetApp</text:p>
          </table:table-cell>
          <table:table-cell office:value-type="string" table:style-name="ce14">
            <text:p>BigData&gt;NetApp : <text:s/>(월별) 월별 점검 KR-Bigdata_netapp(1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10]));&quot;월&quot;;&quot;분기&quot;)" table:style-name="ce8">
            <text:p>월</text:p>
          </table:table-cell>
          <table:table-cell table:number-columns-repeated="16372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9">
            <text:p>완료</text:p>
          </table:table-cell>
          <table:table-cell office:value-type="string" table:style-name="ce29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1])" table:style-name="ce1">
            <text:p>Dell</text:p>
          </table:table-cell>
          <table:table-cell office:value-type="string" table:style-name="ce30">
            <text:p>BigData&gt;Dell : (분기) 분기점검_Dell_KR-Bigdata 점검문서(21년4분기).pdf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J11]));&quot;월&quot;;&quot;분기&quot;)" table:style-name="ce8">
            <text:p>분기</text:p>
          </table:table-cell>
          <table:table-cell table:number-columns-repeated="16372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2])" table:style-name="ce1">
            <text:p>NetApp</text:p>
          </table:table-cell>
          <table:table-cell office:value-type="string" table:style-name="ce32">
            <text:p>RND&gt;NetApp : (월별) 월별 점검 RND_netapp(1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12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3])" table:style-name="ce1">
            <text:p>Dell</text:p>
          </table:table-cell>
          <table:table-cell office:value-type="string" table:style-name="ce36">
            <text:p>RND&gt;Dell : (분기) 분기점검_Dell_RND 점검문서(21년4분기).pdf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J13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4])" table:style-name="ce1">
            <text:p>Arista</text:p>
          </table:table-cell>
          <table:table-cell office:value-type="string" table:style-name="ce41">
            <text:p>NA&gt;Arista : (분기) 분기 점검 CCS_NA Arista(21년 4분기).ods</text:p>
          </table:table-cell>
          <table:table-cell office:value-type="string" table:style-name="ce42">
            <text:p>Arista<text:s/></text:p>
          </table:table-cell>
          <table:table-cell office:value-type="string" office:string-value="분기" table:formula="of:=IF(ISERROR(SEARCH(&quot;*분기*&quot;;[.J14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15])" table:style-name="ce1">
            <text:p>A10</text:p>
          </table:table-cell>
          <table:table-cell office:value-type="string" table:style-name="ce14">
            <text:p>NA&gt;A10 : (월별) 월별 점검 NA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15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6])" table:style-name="ce1">
            <text:p>NetApp</text:p>
          </table:table-cell>
          <table:table-cell office:value-type="string" table:style-name="ce14">
            <text:p>NA&gt;NetApp : (월별) 월별 점검 북미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16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7])" table:style-name="ce1">
            <text:p>Paloalto</text:p>
          </table:table-cell>
          <table:table-cell office:value-type="string" table:style-name="ce14">
            <text:p>NA&gt;Paloalto : (월별) 월별_점검_북미-PA-3220_(21년12월).docx , 월별_점검_북미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7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8])" table:style-name="ce1">
            <text:p>HP</text:p>
          </table:table-cell>
          <table:table-cell office:value-type="string" table:style-name="ce14">
            <text:p>NA&gt;HP : (월별) 월별 점검_북미_CCS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8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9])" table:style-name="ce1">
            <text:p>Dell</text:p>
          </table:table-cell>
          <table:table-cell office:value-type="string" table:style-name="ce36">
            <text:p>NA&gt;Dell : (분기) 분기점검_Dell_북미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19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20])" table:style-name="ce1">
            <text:p>A10</text:p>
          </table:table-cell>
          <table:table-cell office:value-type="string" table:style-name="ce41">
            <text:p>EU&gt;A10 : (월별) 월별 점검 EU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20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21])" table:style-name="ce1">
            <text:p>Arista</text:p>
          </table:table-cell>
          <table:table-cell office:value-type="string" table:style-name="ce14">
            <text:p>EU&gt;Arista : (분기) 분기 점검 CCS_EU Arista(21년 4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21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22])" table:style-name="ce1">
            <text:p>NetApp</text:p>
          </table:table-cell>
          <table:table-cell office:value-type="string" table:style-name="ce14">
            <text:p>EU&gt;NetApp : (월별) 월별 점검 유럽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2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23])" table:style-name="ce1">
            <text:p>WAF</text:p>
          </table:table-cell>
          <table:table-cell office:value-type="string" table:style-name="ce14">
            <text:p>EU&gt;WAF : (월별) 월별_점검_유럽_CCS_정기점검_웹방화벽WAF_(21년 1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J23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SAC" table:formula="of:=TRIM([.K24])" table:style-name="ce1">
            <text:p>SAC</text:p>
          </table:table-cell>
          <table:table-cell office:value-type="string" table:style-name="ce14">
            <text:p>EU&gt;SAC : (분기) 분기 점검 CCS_EU NodeSafer 정기점검(4분기).pdf</text:p>
          </table:table-cell>
          <table:table-cell office:value-type="string" table:style-name="ce17">
            <text:p>SAC<text:s/></text:p>
          </table:table-cell>
          <table:table-cell office:value-type="string" office:string-value="분기" table:formula="of:=IF(ISERROR(SEARCH(&quot;*분기*&quot;;[.J24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25])" table:style-name="ce1">
            <text:p>HP</text:p>
          </table:table-cell>
          <table:table-cell office:value-type="string" table:style-name="ce14">
            <text:p>EU&gt;HP : (월별) 월별_유럽_CCS_정기점검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25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26])" table:style-name="ce1">
            <text:p>NGFW</text:p>
          </table:table-cell>
          <table:table-cell office:value-type="string" table:style-name="ce14">
            <text:p>EU&gt;NGFW : (월별) 현대자동차_독일법인_시스코방화벽(21년12월)_정기점검서_20211222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26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27])" table:style-name="ce1">
            <text:p>Dell</text:p>
          </table:table-cell>
          <table:table-cell office:value-type="string" table:style-name="ce36">
            <text:p>EU&gt;Dell : (분기) 분기점검_Dell_유럽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27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28])" table:style-name="ce1">
            <text:p>Arista</text:p>
          </table:table-cell>
          <table:table-cell office:value-type="string" table:style-name="ce41">
            <text:p>IN&gt;Arista : (분기) 분기 점검 CCS_I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28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29])" table:style-name="ce1">
            <text:p>A10</text:p>
          </table:table-cell>
          <table:table-cell office:value-type="string" table:style-name="ce14">
            <text:p>IN&gt;A10 : (월별) 월별 점검 I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2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30])" table:style-name="ce1">
            <text:p>NetApp</text:p>
          </table:table-cell>
          <table:table-cell office:value-type="string" table:style-name="ce14">
            <text:p>IN&gt;NetApp : (월별) 월별 점검 인도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30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1])" table:style-name="ce1">
            <text:p>Paloalto</text:p>
          </table:table-cell>
          <table:table-cell office:value-type="string" table:style-name="ce14">
            <text:p>IN&gt;Paloalto : (월별) 월별_점검_인도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1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32])" table:style-name="ce1">
            <text:p>Dell</text:p>
          </table:table-cell>
          <table:table-cell office:value-type="string" table:style-name="ce36">
            <text:p>IN&gt;Dell : (분기) 분기점검_Dell_인도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32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33])" table:style-name="ce1">
            <text:p>Arista</text:p>
          </table:table-cell>
          <table:table-cell office:value-type="string" table:style-name="ce41">
            <text:p>CN&gt;Arista : (분기) 분기 점검 CCS_C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33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4])" table:style-name="ce1">
            <text:p>A10</text:p>
          </table:table-cell>
          <table:table-cell office:value-type="string" table:style-name="ce14">
            <text:p>CN&gt;A10 : (월별) 월별 점검 C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3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35])" table:style-name="ce1">
            <text:p>NetApp</text:p>
          </table:table-cell>
          <table:table-cell office:value-type="string" table:style-name="ce14">
            <text:p>CN&gt;NetApp : (월별) 월별 점검 중국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35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6])" table:style-name="ce1">
            <text:p>Paloalto</text:p>
          </table:table-cell>
          <table:table-cell office:value-type="string" table:style-name="ce14">
            <text:p>CN&gt;Paloalto : (월별) 중국-PA-5220_2021.1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6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37])" table:style-name="ce1">
            <text:p>Dell</text:p>
          </table:table-cell>
          <table:table-cell office:value-type="string" table:style-name="ce36">
            <text:p>CN&gt;Dell : (분기) 분기점검_Dell_중국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37]));&quot;월&quot;;&quot;분기&quot;)" table:style-name="ce8">
            <text:p>분기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8])" table:style-name="ce1">
            <text:p>Paloalto</text:p>
          </table:table-cell>
          <table:table-cell office:value-type="string" table:style-name="ce47">
            <text:p>SG&gt;Paloalto : (월별) 월별_점검_싱가폴-PA-5220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8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9])" table:style-name="ce1">
            <text:p>A10</text:p>
          </table:table-cell>
          <table:table-cell office:value-type="string" table:style-name="ce41">
            <text:p>RU&gt;A10 : (월별) 월별 점검 RU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39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48">
            <text:p>1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40])" table:style-name="ce1">
            <text:p>Dell</text:p>
          </table:table-cell>
          <table:table-cell office:value-type="string" table:style-name="ce36">
            <text:p>RU&gt;Dell : (분기) 분기점검_Dell_RU 점검문서(21년4분기).pdf</text:p>
          </table:table-cell>
          <table:table-cell office:value-type="string" table:style-name="ce49">
            <text:p>Dell<text:s/></text:p>
          </table:table-cell>
          <table:table-cell office:value-type="string" office:string-value="분기" table:formula="of:=IF(ISERROR(SEARCH(&quot;*분기*&quot;;[.J40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0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41])" table:style-name="ce1">
            <text:p>Cisco</text:p>
          </table:table-cell>
          <table:table-cell office:value-type="string" table:style-name="ce41">
            <text:p>KR &gt; Cisco : <text:s/>(월별) 월별 점검 내수 CCS 정기점검 cisco(2월).pdf</text:p>
          </table:table-cell>
          <table:table-cell office:value-type="string" table:style-name="ce16">
            <text:p><text:s/>Cisco<text:s/></text:p>
          </table:table-cell>
          <table:table-cell office:value-type="string" office:string-value="월" table:formula="of:=IF(ISERROR(SEARCH(&quot;*분기*&quot;;[.J41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42])" table:style-name="ce1">
            <text:p>A10</text:p>
          </table:table-cell>
          <table:table-cell office:value-type="string" table:style-name="ce14">
            <text:p>KR&gt;A10 : <text:s/>(월별) 월별 점검 내수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42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3])" table:style-name="ce1">
            <text:p>NetApp</text:p>
          </table:table-cell>
          <table:table-cell office:value-type="string" table:style-name="ce14">
            <text:p>KR&gt; NetApp : <text:s/>(월별) 월별 내수 CCS 정기점검 netapp(2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43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44])" table:style-name="ce1">
            <text:p>F5</text:p>
          </table:table-cell>
          <table:table-cell office:value-type="string" table:style-name="ce14">
            <text:p>KR&gt;F5 : (월별) <text:s/>월별 점검 krcloud CCS 정기점검 F5(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4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45])" table:style-name="ce1">
            <text:p>Arista</text:p>
          </table:table-cell>
          <table:table-cell office:value-type="string" table:style-name="ce21">
            <text:p>KR&gt;Arista : (분기) 분기 점검 CCS_KR Arista(22년 1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45]));&quot;월&quot;;&quot;분기&quot;)" table:style-name="ce8">
            <text:p>분기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6])" table:style-name="ce1">
            <text:p>NetApp</text:p>
          </table:table-cell>
          <table:table-cell office:value-type="string" table:style-name="ce55">
            <text:p>BigData&gt;NetApp : <text:s/>(월별) 월별 점검 KR-Bigdata_netapp(2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46]));&quot;월&quot;;&quot;분기&quot;)" table:style-name="ce8">
            <text:p>월</text:p>
          </table:table-cell>
          <table:table-cell table:number-columns-repeated="16372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7])" table:style-name="ce1">
            <text:p>NetApp</text:p>
          </table:table-cell>
          <table:table-cell office:value-type="string" table:style-name="ce59">
            <text:p>RND&gt;NetApp : (월별) 월별 점검 RND_netapp(2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47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48])" table:style-name="ce1">
            <text:p>A10</text:p>
          </table:table-cell>
          <table:table-cell office:value-type="string" table:style-name="ce41">
            <text:p>NA&gt;A10 : (월별) 월별 점검 NA CCS 정기점검 A10(2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J48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9])" table:style-name="ce1">
            <text:p>NetApp</text:p>
          </table:table-cell>
          <table:table-cell office:value-type="string" table:style-name="ce14">
            <text:p>NA&gt;NetApp : (월별) 월별 점검 북미_netapp(2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J4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50])" table:style-name="ce1">
            <text:p>Paloalto</text:p>
          </table:table-cell>
          <table:table-cell office:value-type="string" table:style-name="ce14">
            <text:p>NA&gt;Paloalto : (월별) 월별_점검_북미-PA-3220_(22년2월).docx , 월별_점검_북미-PA-5220_(22년2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50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51])" table:style-name="ce1">
            <text:p>Dell</text:p>
          </table:table-cell>
          <table:table-cell office:value-type="string" table:style-name="ce14">
            <text:p>NA&gt;Dell : (분기) 분기점검_Dell_북미 점검문서(22년1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51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52])" table:style-name="ce1">
            <text:p>HP</text:p>
          </table:table-cell>
          <table:table-cell office:value-type="string" table:style-name="ce36">
            <text:p>NA&gt;HP : (분기) 분기점검_HP_북미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52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53])" table:style-name="ce1">
            <text:p>A10</text:p>
          </table:table-cell>
          <table:table-cell office:value-type="string" table:style-name="ce41">
            <text:p>EU&gt;A10 : (월별) 월별 점검 EU CCS 정기점검 A10(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53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54])" table:style-name="ce1">
            <text:p>Arista</text:p>
          </table:table-cell>
          <table:table-cell office:value-type="string" table:style-name="ce14">
            <text:p>EU&gt;Arista : (분기) 분기 점검 CCS_EU Arista(22년 1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54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55])" table:style-name="ce1">
            <text:p>NetApp</text:p>
          </table:table-cell>
          <table:table-cell office:value-type="string" table:style-name="ce14">
            <text:p>EU&gt;NetApp : (월별) 월별 점검 유럽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55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56])" table:style-name="ce1">
            <text:p>WAF</text:p>
          </table:table-cell>
          <table:table-cell office:value-type="string" table:style-name="ce14">
            <text:p>EU&gt;WAF : (월별) 월별_점검_유럽_CCS_정기점검_웹방화벽WAF_(22년 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J56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57])" table:style-name="ce1">
            <text:p>HP</text:p>
          </table:table-cell>
          <table:table-cell office:value-type="string" table:style-name="ce36">
            <text:p>EU&gt;HP : (분기) 분기점검_HP_유럽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57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58])" table:style-name="ce1">
            <text:p>Arista</text:p>
          </table:table-cell>
          <table:table-cell office:value-type="string" table:style-name="ce41">
            <text:p>IN&gt;Arista : (분기) 분기 점검 CCS_I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58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59])" table:style-name="ce1">
            <text:p>A10</text:p>
          </table:table-cell>
          <table:table-cell office:value-type="string" table:style-name="ce14">
            <text:p>IN&gt;A10 : (월별) 월별 점검 I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5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60])" table:style-name="ce1">
            <text:p>NetApp</text:p>
          </table:table-cell>
          <table:table-cell office:value-type="string" table:style-name="ce14">
            <text:p>IN&gt;NetApp : (월별) 월별 점검 인도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60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1])" table:style-name="ce1">
            <text:p>Paloalto</text:p>
          </table:table-cell>
          <table:table-cell office:value-type="string" table:style-name="ce36">
            <text:p>IN&gt;Paloalto : (월별) 월별_점검_인도-PA-5220_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1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62])" table:style-name="ce1">
            <text:p>Arista</text:p>
          </table:table-cell>
          <table:table-cell office:value-type="string" table:style-name="ce41">
            <text:p>CN&gt;Arista : (분기) 분기 점검 CCS_C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62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3])" table:style-name="ce1">
            <text:p>A10</text:p>
          </table:table-cell>
          <table:table-cell office:value-type="string" table:style-name="ce14">
            <text:p>CN&gt;A10 : (월별) 월별 점검 C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63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64])" table:style-name="ce1">
            <text:p>NetApp</text:p>
          </table:table-cell>
          <table:table-cell office:value-type="string" table:style-name="ce14">
            <text:p>CN&gt;NetApp : (월별) 월별 점검 중국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6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5])" table:style-name="ce1">
            <text:p>Paloalto</text:p>
          </table:table-cell>
          <table:table-cell office:value-type="string" table:style-name="ce36">
            <text:p>CN&gt;Paloalto : (월별) 중국-PA-5220_2022.0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5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6])" table:style-name="ce1">
            <text:p>Paloalto</text:p>
          </table:table-cell>
          <table:table-cell office:value-type="string" table:style-name="ce47">
            <text:p>SG&gt;Paloalto : (월별) 월별_점검_싱가폴-PA-5220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6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2">
            <text:p>2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7])" table:style-name="ce1">
            <text:p>A10</text:p>
          </table:table-cell>
          <table:table-cell office:value-type="string" table:style-name="ce47">
            <text:p>RU&gt;A10 : (월별) 월별 점검 RU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67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68])" table:style-name="ce1">
            <text:p>Cisco</text:p>
          </table:table-cell>
          <table:table-cell office:value-type="string" table:style-name="ce41">
            <text:p>KR &gt; Cisco : <text:s/>(월별) 월별 점검 내수 CCS 정기점검 cisco(3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68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9])" table:style-name="ce1">
            <text:p>A10</text:p>
          </table:table-cell>
          <table:table-cell office:value-type="string" table:style-name="ce14">
            <text:p>KR&gt;A10 : <text:s/>(월별) 월별 점검 내수 CCS 정기점검 A10(3월).ppt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J6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0])" table:style-name="ce1">
            <text:p>NetApp</text:p>
          </table:table-cell>
          <table:table-cell office:value-type="string" table:style-name="ce14">
            <text:p>KR&gt; NetApp : <text:s/>(월별) 월별 내수 CCS 정기점검 netapp(3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70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71])" table:style-name="ce1">
            <text:p>F5</text:p>
          </table:table-cell>
          <table:table-cell office:value-type="string" table:style-name="ce21">
            <text:p>KR&gt;F5 : (월별) <text:s/>월별 점검 krcloud CCS 정기점검 F5(3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71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2])" table:style-name="ce1">
            <text:p>NetApp</text:p>
          </table:table-cell>
          <table:table-cell office:value-type="string" table:style-name="ce55">
            <text:p>BigData&gt;NetApp : <text:s/>(월별) 월별 점검 KR-Bigdata_netapp(3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72]));&quot;월&quot;;&quot;분기&quot;)" table:style-name="ce8">
            <text:p>월</text:p>
          </table:table-cell>
          <table:table-cell table:number-columns-repeated="16372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3])" table:style-name="ce1">
            <text:p>NetApp</text:p>
          </table:table-cell>
          <table:table-cell office:value-type="string" table:style-name="ce59">
            <text:p>RND&gt;NetApp : (월별) 월별 점검 RND_netapp(3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73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74])" table:style-name="ce1">
            <text:p>A10</text:p>
          </table:table-cell>
          <table:table-cell office:value-type="string" table:style-name="ce41">
            <text:p>NA&gt;A10 : (월별) 월별 점검 NA CCS 정기점검 A10(3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J74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5])" table:style-name="ce1">
            <text:p>NetApp</text:p>
          </table:table-cell>
          <table:table-cell office:value-type="string" table:style-name="ce14">
            <text:p>NA&gt;NetApp : (월별) 월별 점검 북미_netapp(3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J75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4">
            <text:p>3월</text:p>
          </table:table-cell>
          <table:table-cell office:value-type="string" table:style-name="ce18">
            <text:p>NA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76])" table:style-name="ce1">
            <text:p>Paloalto</text:p>
          </table:table-cell>
          <table:table-cell office:value-type="string" table:style-name="ce36">
            <text:p>NA&gt;Paloalto : (월별) 월별_점검_북미-PA-3220_(22년3월).docx , 월별_점검_북미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76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77])" table:style-name="ce1">
            <text:p>A10</text:p>
          </table:table-cell>
          <table:table-cell office:value-type="string" table:style-name="ce41">
            <text:p>EU&gt;A10 : (월별) 월별 점검 EU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77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8])" table:style-name="ce1">
            <text:p>NetApp</text:p>
          </table:table-cell>
          <table:table-cell office:value-type="string" table:style-name="ce14">
            <text:p>EU&gt;NetApp : (월별) 월별 점검 유럽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78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79])" table:style-name="ce1">
            <text:p>WAF</text:p>
          </table:table-cell>
          <table:table-cell office:value-type="string" table:style-name="ce36">
            <text:p>EU&gt;WAF : (월별) 월별_점검_유럽_CCS_정기점검_웹방화벽WAF_(22년 3월).xlsx</text:p>
          </table:table-cell>
          <table:table-cell office:value-type="string" table:style-name="ce16">
            <text:p>WAF<text:s/></text:p>
          </table:table-cell>
          <table:table-cell office:value-type="string" office:string-value="월" table:formula="of:=IF(ISERROR(SEARCH(&quot;*분기*&quot;;[.J7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0])" table:style-name="ce1">
            <text:p>A10</text:p>
          </table:table-cell>
          <table:table-cell office:value-type="string" table:style-name="ce41">
            <text:p>IN&gt;A10 : (월별) 월별 점검 I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80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81])" table:style-name="ce1">
            <text:p>NetApp</text:p>
          </table:table-cell>
          <table:table-cell office:value-type="string" table:style-name="ce14">
            <text:p>IN&gt;NetApp : (월별) 월별 점검 인도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81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IN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2])" table:style-name="ce1">
            <text:p>Paloalto</text:p>
          </table:table-cell>
          <table:table-cell office:value-type="string" table:style-name="ce36">
            <text:p>IN&gt;Paloalto : (월별) 월별_점검_인도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82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3])" table:style-name="ce1">
            <text:p>A10</text:p>
          </table:table-cell>
          <table:table-cell office:value-type="string" table:style-name="ce41">
            <text:p>CN&gt;A10 : (월별) 월별 점검 C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83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84])" table:style-name="ce1">
            <text:p>NetApp</text:p>
          </table:table-cell>
          <table:table-cell office:value-type="string" table:style-name="ce14">
            <text:p>CN&gt;NetApp : (월별) 월별 점검 중국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84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5])" table:style-name="ce1">
            <text:p>Paloalto</text:p>
          </table:table-cell>
          <table:table-cell office:value-type="string" table:style-name="ce36">
            <text:p>CN&gt;Paloalto : (월별) 중국-PA-5220_2022.03월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85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6])" table:style-name="ce1">
            <text:p>Paloalto</text:p>
          </table:table-cell>
          <table:table-cell office:value-type="string" table:style-name="ce47">
            <text:p>SG&gt;Paloalto : (월별) 월별_점검_싱가폴-PA-5220(22년3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86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7])" table:style-name="ce1">
            <text:p>A10</text:p>
          </table:table-cell>
          <table:table-cell office:value-type="string" table:style-name="ce47">
            <text:p>RU&gt;A10 : (월별) 월별 점검 RU CCS 정기점검 A10(3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87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6">
            <text:p>4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88])" table:style-name="ce1">
            <text:p>Cisco</text:p>
          </table:table-cell>
          <table:table-cell office:value-type="string" table:style-name="ce41">
            <text:p>KR &gt; Cisco : <text:s/>(월별) 월별 점검 내수 CCS 정기점검 cisco(4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88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89])" table:style-name="ce1">
            <text:p>F5</text:p>
          </table:table-cell>
          <table:table-cell office:value-type="string" table:style-name="ce14">
            <text:p>현대오토에버_A10_22년_4월 정기점검서_클라우드운영센터-CCSCloud.pptx<text:s text:c="2"/>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89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0])" table:style-name="ce1">
            <text:p>Arista</text:p>
          </table:table-cell>
          <table:table-cell office:value-type="string" table:style-name="ce14">
            <text:p>KR&gt; NetApp : <text:s/>(월별) 월별 내수 CCS 정기점검 netapp(4월).pdf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90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91])" table:style-name="ce1">
            <text:p>NetApp</text:p>
          </table:table-cell>
          <table:table-cell office:value-type="string" table:style-name="ce14">
            <text:p>KR&gt;F5 : (월별) <text:s/>월별 점검 krcloud CCS 정기점검 F5(4월).ppt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91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92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J92]));&quot;월&quot;;&quot;분기&quot;)" table:style-name="ce8">
            <text:p>분기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3])" table:style-name="ce1">
            <text:p>Arista</text:p>
          </table:table-cell>
          <table:table-cell office:value-type="string" table:style-name="ce55">
            <text:p>BigData&gt;NetApp : <text:s/>(월별) 월별 점검 KR-Bigdata_netapp(4월).pdf</text:p>
          </table:table-cell>
          <table:table-cell office:value-type="string" table:style-name="ce60">
            <text:p>Arista<text:s/></text:p>
          </table:table-cell>
          <table:table-cell office:value-type="string" office:string-value="월" table:formula="of:=IF(ISERROR(SEARCH(&quot;*분기*&quot;;[.J93]));&quot;월&quot;;&quot;분기&quot;)" table:style-name="ce8">
            <text:p>월</text:p>
          </table:table-cell>
          <table:table-cell table:number-columns-repeated="16372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94])" table:style-name="ce1">
            <text:p>A10</text:p>
          </table:table-cell>
          <table:table-cell office:value-type="string" table:style-name="ce59">
            <text:p>RND&gt;NetApp : (월별) 월별 점검 RND_netapp(4월).pdf</text:p>
          </table:table-cell>
          <table:table-cell office:value-type="string" table:style-name="ce61">
            <text:p>A10<text:s/></text:p>
          </table:table-cell>
          <table:table-cell office:value-type="string" office:string-value="월" table:formula="of:=IF(ISERROR(SEARCH(&quot;*분기*&quot;;[.J9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95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95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96])" table:style-name="ce1">
            <text:p>Paloalto</text:p>
          </table:table-cell>
          <table:table-cell office:value-type="string" table:style-name="ce14">
            <text:p>NA&gt;A10 : (월별) 현대오토에버_A10_22년_4월 정기점검서_클라우드운영센터-NA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96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97])" table:style-name="ce1">
            <text:p>A10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97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8])" table:style-name="ce1">
            <text:p>Arista</text:p>
          </table:table-cell>
          <table:table-cell office:value-type="string" table:style-name="ce36">
            <text:p>NA&gt;Paloalto : (월별) 월별_점검_북미-PA-3220_(22년5월).docx , 월별_점검_북미-PA-5220_(22년5월).docx</text:p>
          </table:table-cell>
          <table:table-cell office:value-type="string" table:style-name="ce43">
            <text:p>Arista<text:s/></text:p>
          </table:table-cell>
          <table:table-cell office:value-type="string" office:string-value="월" table:formula="of:=IF(ISERROR(SEARCH(&quot;*분기*&quot;;[.J98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99])" table:style-name="ce1">
            <text:p>NetApp</text:p>
          </table:table-cell>
          <table:table-cell office:value-type="string" table:style-name="ce41">
            <text:p>EU&gt;A10 : (월별) 현대오토에버_A10_22년_4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99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K100])" table:style-name="ce1">
            <text:p>WAF</text:p>
          </table:table-cell>
          <table:table-cell office:value-type="string" table:style-name="ce14">
            <text:p>EU&gt;Arista : (분기) 분기 점검 CCS_EU Arista(22년 2분기).ods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J100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SAC" table:formula="of:=TRIM([.K101])" table:style-name="ce1">
            <text:p>SAC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SAC<text:s/></text:p>
          </table:table-cell>
          <table:table-cell office:value-type="string" office:string-value="월" table:formula="of:=IF(ISERROR(SEARCH(&quot;*분기*&quot;;[.J101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102])" table:style-name="ce1">
            <text:p>NGFW</text:p>
          </table:table-cell>
          <table:table-cell office:value-type="string" table:style-name="ce14">
            <text:p>EU&gt;WAF : (월별) 월별_점검_유럽_CCS_정기점검_웹방화벽WAF_(22년 04월)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10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03])" table:style-name="ce1">
            <text:p>Dell</text:p>
          </table:table-cell>
          <table:table-cell office:value-type="string" table:style-name="ce14">
            <text:p>EU&gt;SAC : (분기) NodeSafer 2022년 1분기 정기점검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103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04])" table:style-name="ce1">
            <text:p>Arista</text:p>
          </table:table-cell>
          <table:table-cell office:value-type="string" table:style-name="ce14">
            <text:p>EU&gt;NGFW : (월별) 현대자동차_독일법인_시스코방화벽(22년04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0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05])" table:style-name="ce1">
            <text:p>A10</text:p>
          </table:table-cell>
          <table:table-cell office:value-type="string" table:style-name="ce36">
            <text:p>EU&gt;Dell : (분기) 분기점검_Dell_유럽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05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06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06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07])" table:style-name="ce1">
            <text:p>Paloalto</text:p>
          </table:table-cell>
          <table:table-cell office:value-type="string" table:style-name="ce14">
            <text:p>IN&gt;A10 : (월별) 현대오토에버_A10_22년_4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07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08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08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09])" table:style-name="ce1">
            <text:p>Arista</text:p>
          </table:table-cell>
          <table:table-cell office:value-type="string" table:style-name="ce14">
            <text:p>IN&gt;Paloalto : (월별) 월별_점검_인도-PA-5220_(22년5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0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10])" table:style-name="ce1">
            <text:p>A10</text:p>
          </table:table-cell>
          <table:table-cell office:value-type="string" table:style-name="ce36">
            <text:p>IN&gt;Dell : (분기) 분기점검_Dell_인도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10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11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11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2])" table:style-name="ce1">
            <text:p>Paloalto</text:p>
          </table:table-cell>
          <table:table-cell office:value-type="string" table:style-name="ce14">
            <text:p>CN&gt;A10 : (월별) 현대오토에버_A10_22년_4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1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13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13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4])" table:style-name="ce1">
            <text:p>Paloalto</text:p>
          </table:table-cell>
          <table:table-cell office:value-type="string" table:style-name="ce14">
            <text:p>CN&gt;Paloalto : (월별) 중국-PA-5220_2022.5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1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15])" table:style-name="ce1">
            <text:p>A10</text:p>
          </table:table-cell>
          <table:table-cell office:value-type="string" table:style-name="ce36">
            <text:p>CN&gt;Dell : (분기) 분기점검_Dell_중국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15]));&quot;월&quot;;&quot;분기&quot;)" table:style-name="ce8">
            <text:p>분기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69">
            <text:p>SG</text:p>
          </table:table-cell>
          <table:table-cell office:value-type="string" table:style-name="ce70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1">
            <text:p>완료</text:p>
          </table:table-cell>
          <table:table-cell office:value-type="string" table:style-name="ce71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6])" table:style-name="ce1">
            <text:p>Paloalto</text:p>
          </table:table-cell>
          <table:table-cell office:value-type="string" table:style-name="ce47">
            <text:p>SG&gt;Paloalto : (월별) 월별_점검_싱가폴-PA-5220(22년5월).docx</text:p>
          </table:table-cell>
          <table:table-cell office:value-type="string" table:style-name="ce49">
            <text:p>Paloalto<text:s/></text:p>
          </table:table-cell>
          <table:table-cell office:value-type="string" office:string-value="월" table:formula="of:=IF(ISERROR(SEARCH(&quot;*분기*&quot;;[.J116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72">
            <text:p>4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117])" table:style-name="ce1">
            <text:p>Cisco</text:p>
          </table:table-cell>
          <table:table-cell office:value-type="string" table:style-name="ce47">
            <text:p>RU&gt;A10 : (월별) 현대오토에버_A10_22년_4월 정기점검서_클라우드운영센터-RUCloud.pptx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117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73">
            <text:p>5월</text:p>
          </table:table-cell>
          <table:table-cell office:value-type="string" table:style-name="ce44">
            <text:p>NA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118])" table:style-name="ce1">
            <text:p>A10</text:p>
          </table:table-cell>
          <table:table-cell office:value-type="string" table:style-name="ce47">
            <text:p>NA&gt;Paloalto : (월별) 월별_점검_북미-PA-3220_(22년5월).docx , 월별_점검_북미-PA-5220_(22년5월).doc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J118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4">
            <text:p>6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19])" table:style-name="ce1">
            <text:p>NetApp</text:p>
          </table:table-cell>
          <table:table-cell office:value-type="string" table:style-name="ce41">
            <text:p>KR &gt; Cisco : <text:s/>(월별) 월별 점검 내수 CCS 정기점검 cisco(6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119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120])" table:style-name="ce1">
            <text:p>F5</text:p>
          </table:table-cell>
          <table:table-cell office:value-type="string" table:style-name="ce14">
            <text:p>KR&gt;A10 : (월별) 현대오토에버_A10_22년_6월 정기점검서_클라우드운영센터-CCSCloud.pptx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120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21])" table:style-name="ce1">
            <text:p>Dell</text:p>
          </table:table-cell>
          <table:table-cell office:value-type="string" table:style-name="ce14">
            <text:p>KR&gt; NetApp : <text:s/>(월별) 월별 내수 CCS 정기점검 netapp(5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21]));&quot;월&quot;;&quot;분기&quot;)" table:style-name="ce8">
            <text:p>월</text:p>
          </table:table-cell>
          <table:table-cell table:number-columns-repeated="16372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22])" table:style-name="ce1">
            <text:p>Dell</text:p>
          </table:table-cell>
          <table:table-cell office:value-type="string" table:style-name="ce14">
            <text:p>KR&gt;F5 : (월별) F5 현대오토에버 정기점검 6월 결과보고서(CCS).ppt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2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123])" table:style-name="ce1">
            <text:p>HP</text:p>
          </table:table-cell>
          <table:table-cell office:value-type="string" table:style-name="ce14">
            <text:p>KR&gt;Dell : (분기) 분기점검_Dell_내수 점검문서(22년2분기).pdf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123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24])" table:style-name="ce1">
            <text:p>Arista</text:p>
          </table:table-cell>
          <table:table-cell office:value-type="string" table:style-name="ce14">
            <text:p>KR&gt;Dell : (분기) 분기점검_Dell_내수2센터 점검문서(22년2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124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K125])" table:style-name="ce1">
            <text:p>QCT</text:p>
          </table:table-cell>
          <table:table-cell office:value-type="string" table:style-name="ce14">
            <text:p>KR&gt;HP : (분기) 분기점검_HP_내수 점검문서(22년2분기).xls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J125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26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J126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27])" table:style-name="ce1">
            <text:p>Dell</text:p>
          </table:table-cell>
          <table:table-cell office:value-type="string" table:style-name="ce25">
            <text:p>BigData &gt; QCT : (분기) 분기점검_KR-Bigdata_QCT(22년1분기).pptx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J127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28])" table:style-name="ce1">
            <text:p>HP</text:p>
          </table:table-cell>
          <table:table-cell office:value-type="string" table:style-name="ce14">
            <text:p>BigData&gt;NetApp : <text:s/>(월별) 월별 점검 KR-Bigdata_netapp(5월).pdf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28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29])" table:style-name="ce1">
            <text:p>NetApp</text:p>
          </table:table-cell>
          <table:table-cell office:value-type="string" table:style-name="ce14">
            <text:p>BigData&gt;Dell : (분기) 분기점검_Dell_KR-Bigdata 점검문서(22년2분기).pdf</text:p>
          </table:table-cell>
          <table:table-cell office:value-type="string" table:style-name="ce17">
            <text:p>NetApp<text:s/></text:p>
          </table:table-cell>
          <table:table-cell office:value-type="string" office:string-value="분기" table:formula="of:=IF(ISERROR(SEARCH(&quot;*분기*&quot;;[.J129]));&quot;월&quot;;&quot;분기&quot;)" table:style-name="ce8">
            <text:p>분기</text:p>
          </table:table-cell>
          <table:table-cell table:number-columns-repeated="16372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30])" table:style-name="ce1">
            <text:p>Dell</text:p>
          </table:table-cell>
          <table:table-cell office:value-type="string" table:style-name="ce30">
            <text:p>BigData&gt;HP : (분기) 분기점검_HP_KR-Bigdata 점검문서(22년2분기).xlsx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J130]));&quot;월&quot;;&quot;분기&quot;)" table:style-name="ce8">
            <text:p>분기</text:p>
          </table:table-cell>
          <table:table-cell table:number-columns-repeated="16372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31])" table:style-name="ce1">
            <text:p>Arista</text:p>
          </table:table-cell>
          <table:table-cell office:value-type="string" table:style-name="ce32">
            <text:p>RND&gt;NetApp : (월별) 월별 점검 RND_netapp(5월).pdf</text:p>
          </table:table-cell>
          <table:table-cell office:value-type="string" table:style-name="ce42">
            <text:p>Arista<text:s/></text:p>
          </table:table-cell>
          <table:table-cell office:value-type="string" office:string-value="월" table:formula="of:=IF(ISERROR(SEARCH(&quot;*분기*&quot;;[.J131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32])" table:style-name="ce1">
            <text:p>A10</text:p>
          </table:table-cell>
          <table:table-cell office:value-type="string" table:style-name="ce36">
            <text:p>RND&gt;Dell : (분기) 분기점검_Dell_RND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32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33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33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etbackup" table:formula="of:=TRIM([.K134])" table:style-name="ce1">
            <text:p>Netbackup</text:p>
          </table:table-cell>
          <table:table-cell office:value-type="string" table:style-name="ce14">
            <text:p>NA&gt;A10 : (월별) 현대오토에버_A10_22년_5월 정기점검서_클라우드운영센터-NACloud.pptx</text:p>
          </table:table-cell>
          <table:table-cell office:value-type="string" table:style-name="ce17">
            <text:p>Netbackup<text:s/></text:p>
          </table:table-cell>
          <table:table-cell office:value-type="string" office:string-value="월" table:formula="of:=IF(ISERROR(SEARCH(&quot;*분기*&quot;;[.J134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35])" table:style-name="ce1">
            <text:p>Paloalto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35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36])" table:style-name="ce1">
            <text:p>Dell</text:p>
          </table:table-cell>
          <table:table-cell office:value-type="string" table:style-name="ce14">
            <text:p>NA&gt;Netbackup : (월별) 월별 점검 북미 정기점검 netbackup 5월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36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37])" table:style-name="ce1">
            <text:p>HP</text:p>
          </table:table-cell>
          <table:table-cell office:value-type="string" table:style-name="ce14">
            <text:p>NA&gt;Paloalto : (월별) 월별_점검_북미-PA-3220_(22년4월).docx , 월별_점검_북미-PA-5220_(22년4월).doc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37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38])" table:style-name="ce1">
            <text:p>A10</text:p>
          </table:table-cell>
          <table:table-cell office:value-type="string" table:style-name="ce14">
            <text:p>NA&gt;Dell : (분기) 분기점검_Dell_북미 점검문서(22년2분기).pdf</text:p>
          </table:table-cell>
          <table:table-cell office:value-type="string" table:style-name="ce17">
            <text:p>A10<text:s/></text:p>
          </table:table-cell>
          <table:table-cell office:value-type="string" office:string-value="분기" table:formula="of:=IF(ISERROR(SEARCH(&quot;*분기*&quot;;[.J138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39])" table:style-name="ce1">
            <text:p>Arista</text:p>
          </table:table-cell>
          <table:table-cell office:value-type="string" table:style-name="ce36">
            <text:p>NA&gt;HP : (분기) 분기점검_HP_북미 점검문서(22년2분기).xlsx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139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40])" table:style-name="ce1">
            <text:p>NetApp</text:p>
          </table:table-cell>
          <table:table-cell office:value-type="string" table:style-name="ce41">
            <text:p>EU&gt;A10 : (월별) 현대오토에버_A10_22년_6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140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K141])" table:style-name="ce1">
            <text:p>WAF</text:p>
          </table:table-cell>
          <table:table-cell office:value-type="string" table:style-name="ce14">
            <text:p>EU&gt;Arista : (분기) 분기 점검 CCS_EU Arista(22년 2분기).pdf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J141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142])" table:style-name="ce1">
            <text:p>NGFW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14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43])" table:style-name="ce1">
            <text:p>HP</text:p>
          </table:table-cell>
          <table:table-cell office:value-type="string" table:style-name="ce14">
            <text:p>EU&gt;WAF : (월별) 현대오토에버_웹방화벽 분석 보고서 - 22년 05월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43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44])" table:style-name="ce1">
            <text:p>Arista</text:p>
          </table:table-cell>
          <table:table-cell office:value-type="string" table:style-name="ce14">
            <text:p>EU&gt;NGFW : (월별) 현대자동차_독일법인_시스코방화벽(22년05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4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45])" table:style-name="ce1">
            <text:p>A10</text:p>
          </table:table-cell>
          <table:table-cell office:value-type="string" table:style-name="ce36">
            <text:p>EU&gt;HP : (분기) 분기점검_HP_유럽 점검문서(22년2분기).xlsx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45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46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46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47])" table:style-name="ce1">
            <text:p>Paloalto</text:p>
          </table:table-cell>
          <table:table-cell office:value-type="string" table:style-name="ce14">
            <text:p>IN&gt;A10 : (월별) 현대오토에버_A10_22년_6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47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48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48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49])" table:style-name="ce1">
            <text:p>Arista</text:p>
          </table:table-cell>
          <table:table-cell office:value-type="string" table:style-name="ce14">
            <text:p>IN&gt;Paloalto : (월별) 월별_점검_인도-PA-5220_(22년4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49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50])" table:style-name="ce1">
            <text:p>A10</text:p>
          </table:table-cell>
          <table:table-cell office:value-type="string" table:style-name="ce36">
            <text:p>IN&gt;Dell : (분기) 분기점검_Dell_인도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50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51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51]));&quot;월&quot;;&quot;분기&quot;)" table:style-name="ce8">
            <text:p>분기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52])" table:style-name="ce1">
            <text:p>Paloalto</text:p>
          </table:table-cell>
          <table:table-cell office:value-type="string" table:style-name="ce14">
            <text:p>CN&gt;A10 : (월별) 현대오토에버_A10_22년_6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52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53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53]));&quot;월&quot;;&quot;분기&quot;)" table:style-name="ce8">
            <text:p>월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54])" table:style-name="ce1">
            <text:p>Paloalto</text:p>
          </table:table-cell>
          <table:table-cell office:value-type="string" table:style-name="ce14">
            <text:p>CN&gt;Paloalto : (월별) 중국-PA-5220_2022.4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54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F5" table:formula="of:=TRIM([.K155])" table:style-name="ce1">
            <text:p>F5</text:p>
          </table:table-cell>
          <table:table-cell office:value-type="string" table:style-name="ce36">
            <text:p>CN&gt;Dell : (분기) 분기점검_Dell_중국 점검문서(22년2분기).pdf</text:p>
          </table:table-cell>
          <table:table-cell office:value-type="string" table:style-name="ce43">
            <text:p>F5<text:s/></text:p>
          </table:table-cell>
          <table:table-cell office:value-type="string" office:string-value="분기" table:formula="of:=IF(ISERROR(SEARCH(&quot;*분기*&quot;;[.J155]));&quot;월&quot;;&quot;분기&quot;)" table:style-name="ce8">
            <text:p>분기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진행</text:p>
          </table:table-cell>
          <table:table-cell office:value-type="string" table:style-name="ce40">
            <text:p>진행중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Paloalto</text:p>
          </table:table-cell>
          <table:table-cell office:value-type="string" table:style-name="ce41">
            <text:p>SG&gt;Paloalto : (월별) 월별_점검_싱가폴-PA-5220(22년4월).docx</text:p>
          </table:table-cell>
          <table:table-cell office:value-type="string" table:style-name="ce8">
            <text:p>Paloalto</text:p>
          </table:table-cell>
          <table:table-cell office:value-type="string" office:string-value="월" table:formula="of:=IF(ISERROR(SEARCH(&quot;*분기*&quot;;[.J156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F5</text:p>
          </table:table-cell>
          <table:table-cell office:value-type="string" table:style-name="ce36">
            <text:p>SG&gt;F5 : (월별) F5 현대오토에버 6월 정기점검(싱가폴_i5800).ppt</text:p>
          </table:table-cell>
          <table:table-cell office:value-type="string" table:style-name="ce8">
            <text:p>F5</text:p>
          </table:table-cell>
          <table:table-cell office:value-type="string" office:string-value="월" table:formula="of:=IF(ISERROR(SEARCH(&quot;*분기*&quot;;[.J157]));&quot;월&quot;;&quot;분기&quot;)" table:style-name="ce8">
            <text:p>월</text:p>
          </table:table-cell>
          <table:table-cell table:number-columns-repeated="16372"/>
        </table:table-row>
        <table:table-row table:style-name="ro4">
          <table:table-cell office:value-type="string" table:style-name="ce33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A10</text:p>
          </table:table-cell>
          <table:table-cell office:value-type="string" table:style-name="ce47">
            <text:p>현대오토에버_A10_22년_6월 정기점검서_클라우드운영센터-RUCloud.pptx</text:p>
          </table:table-cell>
          <table:table-cell office:value-type="string" table:style-name="ce8">
            <text:p>A10</text:p>
          </table:table-cell>
          <table:table-cell office:value-type="string" office:string-value="월" table:formula="of:=IF(ISERROR(SEARCH(&quot;*분기*&quot;;[.J158]));&quot;월&quot;;&quot;분기&quot;)" table:style-name="ce8">
            <text:p>월</text:p>
          </table:table-cell>
          <table:table-cell table:number-columns-repeated="16372"/>
        </table:table-row>
        <table:table-row table:style-name="ro2">
          <table:table-cell table:number-columns-repeated="3" table:style-name="ce1"/>
          <table:table-cell table:style-name="ce7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16380" table:style-name="ce1"/>
        </table:table-row>
        <table:table-row table:number-rows-repeated="1048416" table:style-name="ro1">
          <table:table-cell table:number-columns-repeated="16384"/>
        </table:table-row>
      </table:table>
      <table:table table:name="요약_전체_리전별" table:style-name="ta1"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1" table:number-columns-repeated="16380" table:default-cell-style-name="ce79"/>
        <table:table-row table:style-name="ro1">
          <table:table-cell table:number-columns-repeated="5"/>
          <table:table-cell table:style-name="ce79">
            <draw:frame draw:z-index="1" draw:id="id0" draw:style-name="a0" draw:name="차트 1" svg:x="0.48958in" svg:y="0.15625in" svg:width="6.08333in" svg:height="4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9">
            <text:p>행 레이블</text:p>
          </table:table-cell>
          <table:table-cell office:value-type="string" table:style-name="ce79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KR</text:p>
          </table:table-cell>
          <table:table-cell office:value-type="float" office:value="14" table:style-name="ce79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4" table:style-name="ce79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CN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EU</text:p>
          </table:table-cell>
          <table:table-cell office:value-type="float" office:value="6" table:style-name="ce79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6" table:style-name="ce79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IN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NA</text:p>
          </table:table-cell>
          <table:table-cell office:value-type="float" office:value="7" table:style-name="ce79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7" table:style-name="ce79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RU</text:p>
          </table:table-cell>
          <table:table-cell office:value-type="float" office:value="1" table:style-name="ce7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SG</text:p>
          </table:table-cell>
          <table:table-cell office:value-type="float" office:value="2" table:style-name="ce79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2" table:style-name="ce79">
            <text:p>2</text:p>
          </table:table-cell>
          <table:table-cell table:number-columns-repeated="16382" table:style-name="ce79"/>
        </table:table-row>
        <table:table-row table:style-name="ro1">
          <table:table-cell office:value-type="string" table:style-name="ce80">
            <text:p>총합계</text:p>
          </table:table-cell>
          <table:table-cell office:value-type="float" office:value="40" table:style-name="ce79">
            <text:p>40</text:p>
          </table:table-cell>
          <table:table-cell table:number-columns-repeated="16382" table:style-name="ce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79">
            <text:p>개수 : 진행상태</text:p>
          </table:table-cell>
          <table:table-cell office:value-type="string" table:style-name="ce79">
            <text:p>열 레이블</text:p>
          </table:table-cell>
          <table:table-cell table:number-columns-repeated="2" table:style-name="ce79"/>
          <table:table-cell table:style-name="ce79">
            <draw:frame draw:z-index="2" draw:id="id1" draw:style-name="a1" draw:name="차트 2" svg:x="0.53646in" svg:y="0.09375in" svg:width="9.26563in" svg:height="5.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79">
            <text:p>행 레이블</text:p>
          </table:table-cell>
          <table:table-cell office:value-type="string" table:style-name="ce79">
            <text:p>완료</text:p>
          </table:table-cell>
          <table:table-cell office:value-type="string" table:style-name="ce79">
            <text:p>진행</text:p>
          </table:table-cell>
          <table:table-cell office:value-type="string" table:style-name="ce7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CN</text:p>
          </table:table-cell>
          <table:table-cell office:value-type="float" office:value="8" table:style-name="ce79">
            <text:p>8</text:p>
          </table:table-cell>
          <table:table-cell office:value-type="float" office:value="2" table:style-name="ce79">
            <text:p>2</text:p>
          </table:table-cell>
          <table:table-cell office:value-type="float" office:value="10" table:style-name="ce79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5" table:style-name="ce79">
            <text:p>5</text:p>
          </table:table-cell>
          <table:table-cell table:style-name="ce79"/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2" table:style-name="ce79">
            <text:p>2</text:p>
          </table:table-cell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EU</text:p>
          </table:table-cell>
          <table:table-cell office:value-type="float" office:value="10" table:style-name="ce79">
            <text:p>10</text:p>
          </table:table-cell>
          <table:table-cell office:value-type="float" office:value="3" table:style-name="ce79">
            <text:p>3</text:p>
          </table:table-cell>
          <table:table-cell office:value-type="float" office:value="13" table:style-name="ce79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7" table:style-name="ce79">
            <text:p>7</text:p>
          </table:table-cell>
          <table:table-cell table:style-name="ce79"/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3" table:style-name="ce79">
            <text:p>3</text:p>
          </table:table-cell>
          <table:table-cell office:value-type="float" office:value="6" table:style-name="ce7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IN</text:p>
          </table:table-cell>
          <table:table-cell office:value-type="float" office:value="8" table:style-name="ce79">
            <text:p>8</text:p>
          </table:table-cell>
          <table:table-cell office:value-type="float" office:value="2" table:style-name="ce79">
            <text:p>2</text:p>
          </table:table-cell>
          <table:table-cell office:value-type="float" office:value="10" table:style-name="ce79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5" table:style-name="ce79">
            <text:p>5</text:p>
          </table:table-cell>
          <table:table-cell table:style-name="ce79"/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2" table:style-name="ce79">
            <text:p>2</text:p>
          </table:table-cell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KR</text:p>
          </table:table-cell>
          <table:table-cell office:value-type="float" office:value="17" table:style-name="ce79">
            <text:p>17</text:p>
          </table:table-cell>
          <table:table-cell office:value-type="float" office:value="4" table:style-name="ce79">
            <text:p>4</text:p>
          </table:table-cell>
          <table:table-cell office:value-type="float" office:value="21" table:style-name="ce79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7" table:style-name="ce79">
            <text:p>7</text:p>
          </table:table-cell>
          <table:table-cell table:style-name="ce79"/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0" table:style-name="ce79">
            <text:p>10</text:p>
          </table:table-cell>
          <table:table-cell office:value-type="float" office:value="4" table:style-name="ce79">
            <text:p>4</text:p>
          </table:table-cell>
          <table:table-cell office:value-type="float" office:value="14" table:style-name="ce7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NA</text:p>
          </table:table-cell>
          <table:table-cell office:value-type="float" office:value="8" table:style-name="ce79">
            <text:p>8</text:p>
          </table:table-cell>
          <table:table-cell office:value-type="float" office:value="4" table:style-name="ce79">
            <text:p>4</text:p>
          </table:table-cell>
          <table:table-cell office:value-type="float" office:value="12" table:style-name="ce79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4" table:style-name="ce79">
            <text:p>4</text:p>
          </table:table-cell>
          <table:table-cell table:style-name="ce79"/>
          <table:table-cell office:value-type="float" office:value="4" table:style-name="ce7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5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4" table:style-name="ce79">
            <text:p>4</text:p>
          </table:table-cell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RU</text:p>
          </table:table-cell>
          <table:table-cell office:value-type="float" office:value="2" table:style-name="ce79">
            <text:p>2</text:p>
          </table:table-cell>
          <table:table-cell table:style-name="ce79"/>
          <table:table-cell office:value-type="float" office:value="2" table:style-name="ce7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SG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3" table:style-name="ce7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4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총합계</text:p>
          </table:table-cell>
          <table:table-cell office:value-type="float" office:value="55" table:style-name="ce79">
            <text:p>55</text:p>
          </table:table-cell>
          <table:table-cell office:value-type="float" office:value="16" table:style-name="ce79">
            <text:p>16</text:p>
          </table:table-cell>
          <table:table-cell office:value-type="float" office:value="71" table:style-name="ce79">
            <text:p>71</text:p>
          </table:table-cell>
          <table:table-cell table:number-columns-repeated="16380"/>
        </table:table-row>
        <table:table-row table:number-rows-repeated="1048528" table:style-name="ro1">
          <table:table-cell table:number-columns-repeated="16384"/>
        </table:table-row>
      </table:table>
      <table:table table:name="자료취합_근거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참조 예(매 달 마지막 주의 주간보고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2">
            <text:p><text:a xlink:href="https://cody-ecm.autoever.com/pages/viewpage.action?pageId=373245327">https://cody-ecm.autoever.com/pages/viewpage.action?pageId=373245327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0220707 / 2-11. IT Vendor Management / 하드웨어 벤더 관리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참고 : 모든 데이터는 주간보고서의 2-11 벤더관리 항목을 기준으로 하였고 각 장비의 벤더사마다 점검주기가 다른것이 전제이며, 전 달과 비교하여 보고서가 갱신되지 않은 중복값은 제외하여 기입했습니다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그래프의 값은 해당 달의 해당 리전의 점검리포트가 갱신 되었으면 완료=성공 값으로, 갱신되지 않았으면 중복값으로 카운트에서 누락하였고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예외로 6월의 리포트에서는 갱신되지 않은 값은 진행=진행중으로 남겨놓았습니다.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요약_전체_벤더별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29" table:style-name="ce85">
            <text:p>29</text:p>
          </table:table-cell>
          <table:table-cell table:style-name="ce1">
            <draw:frame draw:z-index="1" draw:id="id2" draw:style-name="a2" draw:name="차트 4" svg:x="1.25in" svg:y="0.07812in" svg:width="8.11458in" svg:height="4.5260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9" table:style-name="ce89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9" table:style-name="ce89">
            <text:p>19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6" table:style-name="ce89">
            <text:p>16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Cisco</text:p>
          </table:table-cell>
          <table:table-cell table:style-name="ce88"/>
          <table:table-cell office:value-type="float" office:value="5" table:style-name="ce89">
            <text:p>5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5" table:style-name="ce89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9" table:style-name="ce89">
            <text:p>19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4" table:style-name="ce89">
            <text:p>14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5" table:style-name="ce89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7" table:style-name="ce89">
            <text:p>7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7" table:style-name="ce89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9" table:style-name="ce89">
            <text:p>9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6" table:style-name="ce89">
            <text:p>6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34" table:style-name="ce89">
            <text:p>34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34" table:style-name="ce89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backu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GFW</text:p>
          </table:table-cell>
          <table:table-cell table:style-name="ce88"/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22" table:style-name="ce89">
            <text:p>22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9" table:style-name="ce89">
            <text:p>19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2" table:style-name="ce1"/>
          <table:table-cell table:number-columns-repeated="2" table:style-name="ce83"/>
          <table:table-cell table:number-columns-repeated="16377"/>
        </table:table-row>
        <table:table-row table:style-name="ro1">
          <table:table-cell office:value-type="string" table:style-name="ce87">
            <text:p>QCT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number-columns-repeated="2" table:style-name="ce84"/>
          <table:table-cell table:style-name="ce86"/>
          <table:table-cell table:style-name="ce90"/>
          <table:table-cell table:number-columns-repeated="16375"/>
        </table:table-row>
        <table:table-row table:style-name="ro1">
          <table:table-cell office:value-type="string" table:style-name="ce87">
            <text:p>SAC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number-columns-repeated="2" table:style-name="ce84"/>
          <table:table-cell table:style-name="ce91"/>
          <table:table-cell table:style-name="ce85"/>
          <table:table-cell table:number-columns-repeated="16375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style-name="ce92"/>
          <table:table-cell table:style-name="ce84"/>
          <table:table-cell table:style-name="ce91"/>
          <table:table-cell table:style-name="ce85"/>
          <table:table-cell table:number-columns-repeated="16375"/>
        </table:table-row>
        <table:table-row table:style-name="ro1">
          <table:table-cell office:value-type="string" table:style-name="ce87">
            <text:p>WAF</text:p>
          </table:table-cell>
          <table:table-cell table:style-name="ce88"/>
          <table:table-cell office:value-type="float" office:value="5" table:style-name="ce89">
            <text:p>5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5" table:style-name="ce89">
            <text:p>5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157" table:style-name="ce83">
            <text:p>157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97"/>
          <table:table-cell table:style-name="ce95"/>
          <table:table-cell table:style-name="ce98"/>
          <table:table-cell table:style-name="ce83"/>
          <table:table-cell table:number-columns-repeated="16375"/>
        </table:table-row>
        <table:table-row table:number-rows-repeated="1048535" table:style-name="ro1">
          <table:table-cell table:number-columns-repeated="16384"/>
        </table:table-row>
      </table:table>
      <table:table table:name="요약_KR" table:style-name="ta2"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3" draw:style-name="a3" draw:name="차트 1" svg:x="0in" svg:y="0.03646in" svg:width="6.9375in" svg:height="3.890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4" table:style-name="ce89">
            <text:p>4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QCT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14" table:style-name="ce83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 table:number-columns-repeated="3" table:style-name="ce1"/>
          <table:table-cell table:style-name="ce1">
            <draw:frame draw:z-index="2" draw:id="id4" draw:style-name="a4" draw:name="차트 2" svg:x="2.53125in" svg:y="0.00521in" svg:width="6.88542in" svg:height="3.848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12" table:style-name="ce84">
            <text:p>12</text:p>
          </table:table-cell>
          <table:table-cell table:style-name="ce91"/>
          <table:table-cell office:value-type="float" office:value="12" table:style-name="ce85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6" table:style-name="ce87">
            <text:p>6</text:p>
          </table:table-cell>
          <table:table-cell table:style-name="ce94"/>
          <table:table-cell office:value-type="float" office:value="6" table:style-name="ce8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10" table:style-name="ce87">
            <text:p>10</text:p>
          </table:table-cell>
          <table:table-cell office:value-type="float" office:value="4" table:style-name="ce94">
            <text:p>4</text:p>
          </table:table-cell>
          <table:table-cell office:value-type="float" office:value="14" table:style-name="ce8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42" table:style-name="ce95">
            <text:p>42</text:p>
          </table:table-cell>
          <table:table-cell office:value-type="float" office:value="4" table:style-name="ce98">
            <text:p>4</text:p>
          </table:table-cell>
          <table:table-cell office:value-type="float" office:value="46" table:style-name="ce83">
            <text:p>46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NA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5" draw:style-name="a5" draw:name="차트 1" svg:x="0in" svg:y="0.03646in" svg:width="6.9375in" svg:height="3.890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backu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7" table:style-name="ce83">
            <text:p>7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 table:number-columns-repeated="3" table:style-name="ce1"/>
          <table:table-cell table:style-name="ce1">
            <draw:frame draw:z-index="2" draw:id="id6" draw:style-name="a6" draw:name="차트 2" svg:x="2.53125in" svg:y="0.00521in" svg:width="6.88542in" svg:height="3.8489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6" table:style-name="ce84">
            <text:p>6</text:p>
          </table:table-cell>
          <table:table-cell table:style-name="ce91"/>
          <table:table-cell office:value-type="float" office:value="6" table:style-name="ce85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5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4" table:style-name="ce94">
            <text:p>4</text:p>
          </table:table-cell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22" table:style-name="ce95">
            <text:p>22</text:p>
          </table:table-cell>
          <table:table-cell office:value-type="float" office:value="4" table:style-name="ce98">
            <text:p>4</text:p>
          </table:table-cell>
          <table:table-cell office:value-type="float" office:value="26" table:style-name="ce83">
            <text:p>26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요약_EU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7" draw:style-name="a7" draw:name="차트 1" svg:x="0in" svg:y="0.03646in" svg:width="6.9375in" svg:height="3.8906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GFW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WAF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6" table:style-name="ce83">
            <text:p>6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EU</text:p>
          </table:table-cell>
          <table:table-cell table:number-columns-repeated="3" table:style-name="ce1"/>
          <table:table-cell table:style-name="ce1">
            <draw:frame draw:z-index="2" draw:id="id8" draw:style-name="a8" draw:name="차트 2" svg:x="2.53125in" svg:y="0.00521in" svg:width="6.88542in" svg:height="3.8489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8" table:style-name="ce84">
            <text:p>8</text:p>
          </table:table-cell>
          <table:table-cell table:style-name="ce91"/>
          <table:table-cell office:value-type="float" office:value="8" table:style-name="ce85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3" table:style-name="ce94">
            <text:p>3</text:p>
          </table:table-cell>
          <table:table-cell office:value-type="float" office:value="6" table:style-name="ce8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26" table:style-name="ce95">
            <text:p>26</text:p>
          </table:table-cell>
          <table:table-cell office:value-type="float" office:value="3" table:style-name="ce98">
            <text:p>3</text:p>
          </table:table-cell>
          <table:table-cell office:value-type="float" office:value="29" table:style-name="ce83">
            <text:p>29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C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9" draw:style-name="a9" draw:name="차트 2" svg:x="0in" svg:y="0.03646in" svg:width="6.9375in" svg:height="3.8906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Dell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5" table:style-name="ce83">
            <text:p>5</text:p>
          </table:table-cell>
          <table:table-cell table:number-columns-repeated="1638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 table:number-columns-repeated="3" table:style-name="ce1"/>
          <table:table-cell table:style-name="ce1">
            <draw:frame draw:z-index="2" draw:id="id10" draw:style-name="a10" draw:name="차트 3" svg:x="2.53125in" svg:y="0.00521in" svg:width="6.88542in" svg:height="3.8489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5" table:style-name="ce84">
            <text:p>5</text:p>
          </table:table-cell>
          <table:table-cell table:style-name="ce91"/>
          <table:table-cell office:value-type="float" office:value="5" table:style-name="ce85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94">
            <text:p>2</text:p>
          </table:table-cell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20" table:style-name="ce95">
            <text:p>20</text:p>
          </table:table-cell>
          <table:table-cell office:value-type="float" office:value="2" table:style-name="ce98">
            <text:p>2</text:p>
          </table:table-cell>
          <table:table-cell office:value-type="float" office:value="22" table:style-name="ce83">
            <text:p>22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I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1" draw:style-name="a11" draw:name="차트 1" svg:x="0in" svg:y="0.03646in" svg:width="6.9375in" svg:height="3.8906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I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5" table:style-name="ce83">
            <text:p>5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IN</text:p>
          </table:table-cell>
          <table:table-cell table:number-columns-repeated="3" table:style-name="ce1"/>
          <table:table-cell table:style-name="ce1">
            <draw:frame draw:z-index="2" draw:id="id12" draw:style-name="a12" draw:name="차트 2" svg:x="2.53125in" svg:y="0.00521in" svg:width="6.88542in" svg:height="3.8489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5" table:style-name="ce84">
            <text:p>5</text:p>
          </table:table-cell>
          <table:table-cell table:style-name="ce91"/>
          <table:table-cell office:value-type="float" office:value="5" table:style-name="ce85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94">
            <text:p>2</text:p>
          </table:table-cell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20" table:style-name="ce95">
            <text:p>20</text:p>
          </table:table-cell>
          <table:table-cell office:value-type="float" office:value="2" table:style-name="ce98">
            <text:p>2</text:p>
          </table:table-cell>
          <table:table-cell office:value-type="float" office:value="22" table:style-name="ce83">
            <text:p>22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RU" table:style-name="ta2">
        <table:table-column table:style-name="co10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3" draw:style-name="a13" draw:name="차트 1" svg:x="0in" svg:y="0.03646in" svg:width="6.9375in" svg:height="3.8906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1" table:style-name="ce83">
            <text:p>1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RU</text:p>
          </table:table-cell>
          <table:table-cell table:number-columns-repeated="3" table:style-name="ce1"/>
          <table:table-cell table:style-name="ce1">
            <draw:frame draw:z-index="2" draw:id="id14" draw:style-name="a14" draw:name="차트 2" svg:x="2.53125in" svg:y="0.00521in" svg:width="6.88542in" svg:height="3.84896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90"/>
          <table:table-cell table:number-columns-repeated="16381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8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6" table:style-name="ce95">
            <text:p>6</text:p>
          </table:table-cell>
          <table:table-cell office:value-type="float" office:value="6" table:style-name="ce83">
            <text:p>6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요약_SG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5" draw:style-name="a15" draw:name="차트 1" svg:x="0in" svg:y="0.03646in" svg:width="6.9375in" svg:height="3.890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4">
            <text:p>F5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2" table:style-name="ce83">
            <text:p>2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8" table:style-name="ce1"/>
          <table:table-cell office:value-type="string" table:style-name="ce1">
            <text:p>\</text:p>
          </table:table-cell>
          <table:table-cell table:number-columns-repeated="1636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SG</text:p>
          </table:table-cell>
          <table:table-cell table:number-columns-repeated="3" table:style-name="ce1"/>
          <table:table-cell table:style-name="ce1">
            <draw:frame draw:z-index="2" draw:id="id16" draw:style-name="a16" draw:name="차트 2" svg:x="2.53125in" svg:y="0.00521in" svg:width="6.88542in" svg:height="3.84896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92">
            <text:p>1월</text:p>
          </table:table-cell>
          <table:table-cell office:value-type="float" office:value="1" table:style-name="ce84">
            <text:p>1</text:p>
          </table:table-cell>
          <table:table-cell table:style-name="ce91"/>
          <table:table-cell office:value-type="float" office:value="1" table:style-name="ce8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2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3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4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3">
            <text:p>6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94">
            <text:p>1</text:p>
          </table:table-cell>
          <table:table-cell office:value-type="float" office:value="2" table:style-name="ce8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7">
            <text:p>총합계</text:p>
          </table:table-cell>
          <table:table-cell office:value-type="float" office:value="5" table:style-name="ce95">
            <text:p>5</text:p>
          </table:table-cell>
          <table:table-cell office:value-type="float" office:value="1" table:style-name="ce98">
            <text:p>1</text:p>
          </table:table-cell>
          <table:table-cell office:value-type="float" office:value="6" table:style-name="ce83">
            <text:p>6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자료포멧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 완료일 기준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분기별</text:p>
          </table:table-cell>
          <table:table-cell office:value-type="string" table:style-name="ce2">
            <text:p>벤더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8])" table:style-name="ce1">
            <text:p>Cisco</text:p>
          </table:table-cell>
          <table:table-cell office:value-type="string" table:style-name="ce9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K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9])" table:style-name="ce1">
            <text:p>A10</text:p>
          </table:table-cell>
          <table:table-cell office:value-type="string" table:style-name="ce14">
            <text:p>KR&gt;A10 : <text:s/>(월별) 월별 점검 내수 CCS 정기점검 A10(12월).pptx</text:p>
          </table:table-cell>
          <table:table-cell office:value-type="string" table:style-name="ce15">
            <text:p>A10<text:s/></text:p>
          </table:table-cell>
          <table:table-cell office:value-type="string" office:string-value="월" table:formula="of:=IF(ISERROR(SEARCH(&quot;*분기*&quot;;[.K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0])" table:style-name="ce1">
            <text:p>NetApp</text:p>
          </table:table-cell>
          <table:table-cell office:value-type="string" table:style-name="ce14">
            <text:p>KR&gt; NetApp : <text:s/>(월별) 월별 내수 CCS 정기점검 netapp(1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10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11])" table:style-name="ce1">
            <text:p>F5</text:p>
          </table:table-cell>
          <table:table-cell office:value-type="string" table:style-name="ce14">
            <text:p>KR&gt;F5 : (월별) <text:s/>월별 점검 krcloud CCS 정기점검 F5(1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1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2])" table:style-name="ce1">
            <text:p>Dell</text:p>
          </table:table-cell>
          <table:table-cell office:value-type="string" table:style-name="ce14">
            <text:p>KR&gt;Dell : (분기) 분기점검_Dell_내수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1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3])" table:style-name="ce1">
            <text:p>HP</text:p>
          </table:table-cell>
          <table:table-cell office:value-type="string" table:style-name="ce14">
            <text:p>KR &gt; HP : (월별) 월별점검 내수 CCS 정기점검 HP(12월).xlsx</text:p>
          </table:table-cell>
          <table:table-cell office:value-type="string" table:style-name="ce17">
            <text:p><text:s/>HP<text:s/></text:p>
          </table:table-cell>
          <table:table-cell office:value-type="string" office:string-value="월" table:formula="of:=IF(ISERROR(SEARCH(&quot;*분기*&quot;;[.K1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4])" table:style-name="ce1">
            <text:p>Arista</text:p>
          </table:table-cell>
          <table:table-cell office:value-type="string" table:style-name="ce21">
            <text:p>KR&gt;Arista : (분기) 분기 점검 CCS_KR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1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L15])" table:style-name="ce1">
            <text:p>QCT</text:p>
          </table:table-cell>
          <table:table-cell office:value-type="string" table:style-name="ce25">
            <text:p>BigData &gt; QCT : (분기) 분기점검_KR-Bigdata_QCT(21년4분기).ppt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K1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6])" table:style-name="ce1">
            <text:p>NetApp</text:p>
          </table:table-cell>
          <table:table-cell office:value-type="string" table:style-name="ce14">
            <text:p>BigData&gt;NetApp : <text:s/>(월별) 월별 점검 KR-Bigdata_netapp(1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16]));&quot;월&quot;;&quot;분기&quot;)" table:style-name="ce8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29">
            <text:p>CCS</text:p>
          </table:table-cell>
          <table:table-cell office:value-type="string" table:style-name="ce29">
            <text:p>완료</text:p>
          </table:table-cell>
          <table:table-cell office:value-type="string" table:style-name="ce29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7])" table:style-name="ce1">
            <text:p>Dell</text:p>
          </table:table-cell>
          <table:table-cell office:value-type="string" table:style-name="ce30">
            <text:p>BigData&gt;Dell : (분기) 분기점검_Dell_KR-Bigdata 점검문서(21년4분기).pdf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K17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8])" table:style-name="ce1">
            <text:p>NetApp</text:p>
          </table:table-cell>
          <table:table-cell office:value-type="string" table:style-name="ce32">
            <text:p>RND&gt;NetApp : (월별) 월별 점검 RND_netapp(1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1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9])" table:style-name="ce1">
            <text:p>Dell</text:p>
          </table:table-cell>
          <table:table-cell office:value-type="string" table:style-name="ce36">
            <text:p>RND&gt;Dell : (분기) 분기점검_Dell_RND 점검문서(21년4분기).pdf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K19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20])" table:style-name="ce1">
            <text:p>Arista</text:p>
          </table:table-cell>
          <table:table-cell office:value-type="string" table:style-name="ce41">
            <text:p>NA&gt;Arista : (분기) 분기 점검 CCS_NA Arista(21년 4분기).ods</text:p>
          </table:table-cell>
          <table:table-cell office:value-type="string" table:style-name="ce42">
            <text:p>Arista<text:s/></text:p>
          </table:table-cell>
          <table:table-cell office:value-type="string" office:string-value="분기" table:formula="of:=IF(ISERROR(SEARCH(&quot;*분기*&quot;;[.K20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21])" table:style-name="ce1">
            <text:p>A10</text:p>
          </table:table-cell>
          <table:table-cell office:value-type="string" table:style-name="ce14">
            <text:p>NA&gt;A10 : (월별) 월별 점검 NA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21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22])" table:style-name="ce1">
            <text:p>NetApp</text:p>
          </table:table-cell>
          <table:table-cell office:value-type="string" table:style-name="ce14">
            <text:p>NA&gt;NetApp : (월별) 월별 점검 북미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2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23])" table:style-name="ce1">
            <text:p>Paloalto</text:p>
          </table:table-cell>
          <table:table-cell office:value-type="string" table:style-name="ce14">
            <text:p>NA&gt;Paloalto : (월별) 월별_점검_북미-PA-3220_(21년12월).docx , 월별_점검_북미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2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24])" table:style-name="ce1">
            <text:p>HP</text:p>
          </table:table-cell>
          <table:table-cell office:value-type="string" table:style-name="ce14">
            <text:p>NA&gt;HP : (월별) 월별 점검_북미_CCS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2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25])" table:style-name="ce1">
            <text:p>Dell</text:p>
          </table:table-cell>
          <table:table-cell office:value-type="string" table:style-name="ce36">
            <text:p>NA&gt;Dell : (분기) 분기점검_Dell_북미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2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26])" table:style-name="ce1">
            <text:p>A10</text:p>
          </table:table-cell>
          <table:table-cell office:value-type="string" table:style-name="ce41">
            <text:p>EU&gt;A10 : (월별) 월별 점검 EU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2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27])" table:style-name="ce1">
            <text:p>Arista</text:p>
          </table:table-cell>
          <table:table-cell office:value-type="string" table:style-name="ce14">
            <text:p>EU&gt;Arista : (분기) 분기 점검 CCS_EU Arista(21년 4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27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28])" table:style-name="ce1">
            <text:p>NetApp</text:p>
          </table:table-cell>
          <table:table-cell office:value-type="string" table:style-name="ce14">
            <text:p>EU&gt;NetApp : (월별) 월별 점검 유럽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2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29])" table:style-name="ce1">
            <text:p>WAF</text:p>
          </table:table-cell>
          <table:table-cell office:value-type="string" table:style-name="ce14">
            <text:p>EU&gt;WAF : (월별) 월별_점검_유럽_CCS_정기점검_웹방화벽WAF_(21년 1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K2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SAC" table:formula="of:=TRIM([.L30])" table:style-name="ce1">
            <text:p>SAC</text:p>
          </table:table-cell>
          <table:table-cell office:value-type="string" table:style-name="ce14">
            <text:p>EU&gt;SAC : (분기) 분기 점검 CCS_EU NodeSafer 정기점검(4분기).pdf</text:p>
          </table:table-cell>
          <table:table-cell office:value-type="string" table:style-name="ce17">
            <text:p>SAC<text:s/></text:p>
          </table:table-cell>
          <table:table-cell office:value-type="string" office:string-value="분기" table:formula="of:=IF(ISERROR(SEARCH(&quot;*분기*&quot;;[.K30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31])" table:style-name="ce1">
            <text:p>HP</text:p>
          </table:table-cell>
          <table:table-cell office:value-type="string" table:style-name="ce14">
            <text:p>EU&gt;HP : (월별) 월별_유럽_CCS_정기점검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3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32])" table:style-name="ce1">
            <text:p>NGFW</text:p>
          </table:table-cell>
          <table:table-cell office:value-type="string" table:style-name="ce14">
            <text:p>EU&gt;NGFW : (월별) 현대자동차_독일법인_시스코방화벽(21년12월)_정기점검서_20211222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3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33])" table:style-name="ce1">
            <text:p>Dell</text:p>
          </table:table-cell>
          <table:table-cell office:value-type="string" table:style-name="ce36">
            <text:p>EU&gt;Dell : (분기) 분기점검_Dell_유럽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33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34])" table:style-name="ce1">
            <text:p>Arista</text:p>
          </table:table-cell>
          <table:table-cell office:value-type="string" table:style-name="ce41">
            <text:p>IN&gt;Arista : (분기) 분기 점검 CCS_I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3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35])" table:style-name="ce1">
            <text:p>A10</text:p>
          </table:table-cell>
          <table:table-cell office:value-type="string" table:style-name="ce14">
            <text:p>IN&gt;A10 : (월별) 월별 점검 I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3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36])" table:style-name="ce1">
            <text:p>NetApp</text:p>
          </table:table-cell>
          <table:table-cell office:value-type="string" table:style-name="ce14">
            <text:p>IN&gt;NetApp : (월별) 월별 점검 인도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3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37])" table:style-name="ce1">
            <text:p>Paloalto</text:p>
          </table:table-cell>
          <table:table-cell office:value-type="string" table:style-name="ce14">
            <text:p>IN&gt;Paloalto : (월별) 월별_점검_인도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3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38])" table:style-name="ce1">
            <text:p>Dell</text:p>
          </table:table-cell>
          <table:table-cell office:value-type="string" table:style-name="ce36">
            <text:p>IN&gt;Dell : (분기) 분기점검_Dell_인도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3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39])" table:style-name="ce1">
            <text:p>Arista</text:p>
          </table:table-cell>
          <table:table-cell office:value-type="string" table:style-name="ce41">
            <text:p>CN&gt;Arista : (분기) 분기 점검 CCS_C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39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0])" table:style-name="ce1">
            <text:p>A10</text:p>
          </table:table-cell>
          <table:table-cell office:value-type="string" table:style-name="ce14">
            <text:p>CN&gt;A10 : (월별) 월별 점검 C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41])" table:style-name="ce1">
            <text:p>NetApp</text:p>
          </table:table-cell>
          <table:table-cell office:value-type="string" table:style-name="ce14">
            <text:p>CN&gt;NetApp : (월별) 월별 점검 중국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4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42])" table:style-name="ce1">
            <text:p>Paloalto</text:p>
          </table:table-cell>
          <table:table-cell office:value-type="string" table:style-name="ce14">
            <text:p>CN&gt;Paloalto : (월별) 중국-PA-5220_2021.1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4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43])" table:style-name="ce1">
            <text:p>Dell</text:p>
          </table:table-cell>
          <table:table-cell office:value-type="string" table:style-name="ce36">
            <text:p>CN&gt;Dell : (분기) 분기점검_Dell_중국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43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44])" table:style-name="ce1">
            <text:p>Paloalto</text:p>
          </table:table-cell>
          <table:table-cell office:value-type="string" table:style-name="ce47">
            <text:p>SG&gt;Paloalto : (월별) 월별_점검_싱가폴-PA-5220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4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5])" table:style-name="ce1">
            <text:p>A10</text:p>
          </table:table-cell>
          <table:table-cell office:value-type="string" table:style-name="ce41">
            <text:p>RU&gt;A10 : (월별) 월별 점검 RU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5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48">
            <text:p>1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46])" table:style-name="ce1">
            <text:p>Dell</text:p>
          </table:table-cell>
          <table:table-cell office:value-type="string" table:style-name="ce36">
            <text:p>RU&gt;Dell : (분기) 분기점검_Dell_RU 점검문서(21년4분기).pdf</text:p>
          </table:table-cell>
          <table:table-cell office:value-type="string" table:style-name="ce49">
            <text:p>Dell<text:s/></text:p>
          </table:table-cell>
          <table:table-cell office:value-type="string" office:string-value="분기" table:formula="of:=IF(ISERROR(SEARCH(&quot;*분기*&quot;;[.K4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0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47])" table:style-name="ce1">
            <text:p>Cisco</text:p>
          </table:table-cell>
          <table:table-cell office:value-type="string" table:style-name="ce41">
            <text:p>KR &gt; Cisco : <text:s/>(월별) 월별 점검 내수 CCS 정기점검 cisco(2월).pdf</text:p>
          </table:table-cell>
          <table:table-cell office:value-type="string" table:style-name="ce16">
            <text:p><text:s/>Cisco<text:s/></text:p>
          </table:table-cell>
          <table:table-cell office:value-type="string" office:string-value="월" table:formula="of:=IF(ISERROR(SEARCH(&quot;*분기*&quot;;[.K4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8])" table:style-name="ce1">
            <text:p>A10</text:p>
          </table:table-cell>
          <table:table-cell office:value-type="string" table:style-name="ce14">
            <text:p>KR&gt;A10 : <text:s/>(월별) 월별 점검 내수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49])" table:style-name="ce1">
            <text:p>NetApp</text:p>
          </table:table-cell>
          <table:table-cell office:value-type="string" table:style-name="ce14">
            <text:p>KR&gt; NetApp : <text:s/>(월별) 월별 내수 CCS 정기점검 netapp(2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4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50])" table:style-name="ce1">
            <text:p>F5</text:p>
          </table:table-cell>
          <table:table-cell office:value-type="string" table:style-name="ce14">
            <text:p>KR&gt;F5 : (월별) <text:s/>월별 점검 krcloud CCS 정기점검 F5(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5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51])" table:style-name="ce1">
            <text:p>Arista</text:p>
          </table:table-cell>
          <table:table-cell office:value-type="string" table:style-name="ce21">
            <text:p>KR&gt;Arista : (분기) 분기 점검 CCS_KR Arista(22년 1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51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2])" table:style-name="ce1">
            <text:p>NetApp</text:p>
          </table:table-cell>
          <table:table-cell office:value-type="string" table:style-name="ce55">
            <text:p>BigData&gt;NetApp : <text:s/>(월별) 월별 점검 KR-Bigdata_netapp(2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52]));&quot;월&quot;;&quot;분기&quot;)" table:style-name="ce8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58">
            <text:p>CCS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3])" table:style-name="ce1">
            <text:p>NetApp</text:p>
          </table:table-cell>
          <table:table-cell office:value-type="string" table:style-name="ce59">
            <text:p>RND&gt;NetApp : (월별) 월별 점검 RND_netapp(2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5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54])" table:style-name="ce1">
            <text:p>A10</text:p>
          </table:table-cell>
          <table:table-cell office:value-type="string" table:style-name="ce41">
            <text:p>NA&gt;A10 : (월별) 월별 점검 NA CCS 정기점검 A10(2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K5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5])" table:style-name="ce1">
            <text:p>NetApp</text:p>
          </table:table-cell>
          <table:table-cell office:value-type="string" table:style-name="ce14">
            <text:p>NA&gt;NetApp : (월별) 월별 점검 북미_netapp(2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K5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56])" table:style-name="ce1">
            <text:p>Paloalto</text:p>
          </table:table-cell>
          <table:table-cell office:value-type="string" table:style-name="ce14">
            <text:p>NA&gt;Paloalto : (월별) 월별_점검_북미-PA-3220_(22년2월).docx , 월별_점검_북미-PA-5220_(22년2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5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57])" table:style-name="ce1">
            <text:p>Dell</text:p>
          </table:table-cell>
          <table:table-cell office:value-type="string" table:style-name="ce14">
            <text:p>NA&gt;Dell : (분기) 분기점검_Dell_북미 점검문서(22년1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57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58])" table:style-name="ce1">
            <text:p>HP</text:p>
          </table:table-cell>
          <table:table-cell office:value-type="string" table:style-name="ce36">
            <text:p>NA&gt;HP : (분기) 분기점검_HP_북미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5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59])" table:style-name="ce1">
            <text:p>A10</text:p>
          </table:table-cell>
          <table:table-cell office:value-type="string" table:style-name="ce41">
            <text:p>EU&gt;A10 : (월별) 월별 점검 EU CCS 정기점검 A10(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5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0])" table:style-name="ce1">
            <text:p>Arista</text:p>
          </table:table-cell>
          <table:table-cell office:value-type="string" table:style-name="ce14">
            <text:p>EU&gt;Arista : (분기) 분기 점검 CCS_EU Arista(22년 1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60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61])" table:style-name="ce1">
            <text:p>NetApp</text:p>
          </table:table-cell>
          <table:table-cell office:value-type="string" table:style-name="ce14">
            <text:p>EU&gt;NetApp : (월별) 월별 점검 유럽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6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62])" table:style-name="ce1">
            <text:p>WAF</text:p>
          </table:table-cell>
          <table:table-cell office:value-type="string" table:style-name="ce14">
            <text:p>EU&gt;WAF : (월별) 월별_점검_유럽_CCS_정기점검_웹방화벽WAF_(22년 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K6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63])" table:style-name="ce1">
            <text:p>HP</text:p>
          </table:table-cell>
          <table:table-cell office:value-type="string" table:style-name="ce36">
            <text:p>EU&gt;HP : (분기) 분기점검_HP_유럽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63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4])" table:style-name="ce1">
            <text:p>Arista</text:p>
          </table:table-cell>
          <table:table-cell office:value-type="string" table:style-name="ce41">
            <text:p>IN&gt;Arista : (분기) 분기 점검 CCS_I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6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65])" table:style-name="ce1">
            <text:p>A10</text:p>
          </table:table-cell>
          <table:table-cell office:value-type="string" table:style-name="ce14">
            <text:p>IN&gt;A10 : (월별) 월별 점검 I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6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66])" table:style-name="ce1">
            <text:p>NetApp</text:p>
          </table:table-cell>
          <table:table-cell office:value-type="string" table:style-name="ce14">
            <text:p>IN&gt;NetApp : (월별) 월별 점검 인도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6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67])" table:style-name="ce1">
            <text:p>Paloalto</text:p>
          </table:table-cell>
          <table:table-cell office:value-type="string" table:style-name="ce36">
            <text:p>IN&gt;Paloalto : (월별) 월별_점검_인도-PA-5220_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6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8])" table:style-name="ce1">
            <text:p>Arista</text:p>
          </table:table-cell>
          <table:table-cell office:value-type="string" table:style-name="ce41">
            <text:p>CN&gt;Arista : (분기) 분기 점검 CCS_C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6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69])" table:style-name="ce1">
            <text:p>A10</text:p>
          </table:table-cell>
          <table:table-cell office:value-type="string" table:style-name="ce14">
            <text:p>CN&gt;A10 : (월별) 월별 점검 C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6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0])" table:style-name="ce1">
            <text:p>NetApp</text:p>
          </table:table-cell>
          <table:table-cell office:value-type="string" table:style-name="ce14">
            <text:p>CN&gt;NetApp : (월별) 월별 점검 중국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7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71])" table:style-name="ce1">
            <text:p>Paloalto</text:p>
          </table:table-cell>
          <table:table-cell office:value-type="string" table:style-name="ce36">
            <text:p>CN&gt;Paloalto : (월별) 중국-PA-5220_2022.0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7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72])" table:style-name="ce1">
            <text:p>Paloalto</text:p>
          </table:table-cell>
          <table:table-cell office:value-type="string" table:style-name="ce47">
            <text:p>SG&gt;Paloalto : (월별) 월별_점검_싱가폴-PA-5220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7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2">
            <text:p>2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73])" table:style-name="ce1">
            <text:p>A10</text:p>
          </table:table-cell>
          <table:table-cell office:value-type="string" table:style-name="ce47">
            <text:p>RU&gt;A10 : (월별) 월별 점검 RU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7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74])" table:style-name="ce1">
            <text:p>Cisco</text:p>
          </table:table-cell>
          <table:table-cell office:value-type="string" table:style-name="ce41">
            <text:p>KR &gt; Cisco : <text:s/>(월별) 월별 점검 내수 CCS 정기점검 cisco(3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7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75])" table:style-name="ce1">
            <text:p>A10</text:p>
          </table:table-cell>
          <table:table-cell office:value-type="string" table:style-name="ce14">
            <text:p>KR&gt;A10 : <text:s/>(월별) 월별 점검 내수 CCS 정기점검 A10(3월).ppt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K7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6])" table:style-name="ce1">
            <text:p>NetApp</text:p>
          </table:table-cell>
          <table:table-cell office:value-type="string" table:style-name="ce14">
            <text:p>KR&gt; NetApp : <text:s/>(월별) 월별 내수 CCS 정기점검 netapp(3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7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77])" table:style-name="ce1">
            <text:p>F5</text:p>
          </table:table-cell>
          <table:table-cell office:value-type="string" table:style-name="ce21">
            <text:p>KR&gt;F5 : (월별) <text:s/>월별 점검 krcloud CCS 정기점검 F5(3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77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8])" table:style-name="ce1">
            <text:p>NetApp</text:p>
          </table:table-cell>
          <table:table-cell office:value-type="string" table:style-name="ce55">
            <text:p>BigData&gt;NetApp : <text:s/>(월별) 월별 점검 KR-Bigdata_netapp(3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78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58">
            <text:p>CCS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9])" table:style-name="ce1">
            <text:p>NetApp</text:p>
          </table:table-cell>
          <table:table-cell office:value-type="string" table:style-name="ce59">
            <text:p>RND&gt;NetApp : (월별) 월별 점검 RND_netapp(3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79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0])" table:style-name="ce1">
            <text:p>A10</text:p>
          </table:table-cell>
          <table:table-cell office:value-type="string" table:style-name="ce41">
            <text:p>NA&gt;A10 : (월별) 월별 점검 NA CCS 정기점검 A10(3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K80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1])" table:style-name="ce1">
            <text:p>NetApp</text:p>
          </table:table-cell>
          <table:table-cell office:value-type="string" table:style-name="ce14">
            <text:p>NA&gt;NetApp : (월별) 월별 점검 북미_netapp(3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K8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4">
            <text:p>3월</text:p>
          </table:table-cell>
          <table:table-cell office:value-type="string" table:style-name="ce18">
            <text:p>NA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82])" table:style-name="ce1">
            <text:p>Paloalto</text:p>
          </table:table-cell>
          <table:table-cell office:value-type="string" table:style-name="ce36">
            <text:p>NA&gt;Paloalto : (월별) 월별_점검_북미-PA-3220_(22년3월).docx , 월별_점검_북미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8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3])" table:style-name="ce1">
            <text:p>A10</text:p>
          </table:table-cell>
          <table:table-cell office:value-type="string" table:style-name="ce41">
            <text:p>EU&gt;A10 : (월별) 월별 점검 EU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4])" table:style-name="ce1">
            <text:p>NetApp</text:p>
          </table:table-cell>
          <table:table-cell office:value-type="string" table:style-name="ce14">
            <text:p>EU&gt;NetApp : (월별) 월별 점검 유럽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8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85])" table:style-name="ce1">
            <text:p>WAF</text:p>
          </table:table-cell>
          <table:table-cell office:value-type="string" table:style-name="ce36">
            <text:p>EU&gt;WAF : (월별) 월별_점검_유럽_CCS_정기점검_웹방화벽WAF_(22년 3월).xlsx</text:p>
          </table:table-cell>
          <table:table-cell office:value-type="string" table:style-name="ce16">
            <text:p>WAF<text:s/></text:p>
          </table:table-cell>
          <table:table-cell office:value-type="string" office:string-value="월" table:formula="of:=IF(ISERROR(SEARCH(&quot;*분기*&quot;;[.K8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6])" table:style-name="ce1">
            <text:p>A10</text:p>
          </table:table-cell>
          <table:table-cell office:value-type="string" table:style-name="ce41">
            <text:p>IN&gt;A10 : (월별) 월별 점검 I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7])" table:style-name="ce1">
            <text:p>NetApp</text:p>
          </table:table-cell>
          <table:table-cell office:value-type="string" table:style-name="ce14">
            <text:p>IN&gt;NetApp : (월별) 월별 점검 인도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87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IN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88])" table:style-name="ce1">
            <text:p>Paloalto</text:p>
          </table:table-cell>
          <table:table-cell office:value-type="string" table:style-name="ce36">
            <text:p>IN&gt;Paloalto : (월별) 월별_점검_인도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8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9])" table:style-name="ce1">
            <text:p>A10</text:p>
          </table:table-cell>
          <table:table-cell office:value-type="string" table:style-name="ce41">
            <text:p>CN&gt;A10 : (월별) 월별 점검 C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90])" table:style-name="ce1">
            <text:p>NetApp</text:p>
          </table:table-cell>
          <table:table-cell office:value-type="string" table:style-name="ce14">
            <text:p>CN&gt;NetApp : (월별) 월별 점검 중국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90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91])" table:style-name="ce1">
            <text:p>Paloalto</text:p>
          </table:table-cell>
          <table:table-cell office:value-type="string" table:style-name="ce36">
            <text:p>CN&gt;Paloalto : (월별) 중국-PA-5220_2022.03월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9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92])" table:style-name="ce1">
            <text:p>Paloalto</text:p>
          </table:table-cell>
          <table:table-cell office:value-type="string" table:style-name="ce47">
            <text:p>SG&gt;Paloalto : (월별) 월별_점검_싱가폴-PA-5220(22년3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9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93])" table:style-name="ce1">
            <text:p>A10</text:p>
          </table:table-cell>
          <table:table-cell office:value-type="string" table:style-name="ce47">
            <text:p>RU&gt;A10 : (월별) 월별 점검 RU CCS 정기점검 A10(3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9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6">
            <text:p>4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94])" table:style-name="ce1">
            <text:p>Cisco</text:p>
          </table:table-cell>
          <table:table-cell office:value-type="string" table:style-name="ce41">
            <text:p>KR &gt; Cisco : <text:s/>(월별) 월별 점검 내수 CCS 정기점검 cisco(4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9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95])" table:style-name="ce1">
            <text:p>F5</text:p>
          </table:table-cell>
          <table:table-cell office:value-type="string" table:style-name="ce14">
            <text:p>현대오토에버_A10_22년_4월 정기점검서_클라우드운영센터-CCSCloud.pptx<text:s text:c="2"/>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9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96])" table:style-name="ce1">
            <text:p>Arista</text:p>
          </table:table-cell>
          <table:table-cell office:value-type="string" table:style-name="ce14">
            <text:p>KR&gt; NetApp : <text:s/>(월별) 월별 내수 CCS 정기점검 netapp(4월).pdf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9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97])" table:style-name="ce1">
            <text:p>NetApp</text:p>
          </table:table-cell>
          <table:table-cell office:value-type="string" table:style-name="ce14">
            <text:p>KR&gt;F5 : (월별) <text:s/>월별 점검 krcloud CCS 정기점검 F5(4월).ppt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9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98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K98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99])" table:style-name="ce1">
            <text:p>Arista</text:p>
          </table:table-cell>
          <table:table-cell office:value-type="string" table:style-name="ce55">
            <text:p>BigData&gt;NetApp : <text:s/>(월별) 월별 점검 KR-Bigdata_netapp(4월).pdf</text:p>
          </table:table-cell>
          <table:table-cell office:value-type="string" table:style-name="ce60">
            <text:p>Arista<text:s/></text:p>
          </table:table-cell>
          <table:table-cell office:value-type="string" office:string-value="월" table:formula="of:=IF(ISERROR(SEARCH(&quot;*분기*&quot;;[.K99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00])" table:style-name="ce1">
            <text:p>A10</text:p>
          </table:table-cell>
          <table:table-cell office:value-type="string" table:style-name="ce59">
            <text:p>RND&gt;NetApp : (월별) 월별 점검 RND_netapp(4월).pdf</text:p>
          </table:table-cell>
          <table:table-cell office:value-type="string" table:style-name="ce61">
            <text:p>A10<text:s/></text:p>
          </table:table-cell>
          <table:table-cell office:value-type="string" office:string-value="월" table:formula="of:=IF(ISERROR(SEARCH(&quot;*분기*&quot;;[.K10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01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01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02])" table:style-name="ce1">
            <text:p>Paloalto</text:p>
          </table:table-cell>
          <table:table-cell office:value-type="string" table:style-name="ce14">
            <text:p>NA&gt;A10 : (월별) 현대오토에버_A10_22년_4월 정기점검서_클라우드운영센터-NA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0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03])" table:style-name="ce1">
            <text:p>A10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10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04])" table:style-name="ce1">
            <text:p>Arista</text:p>
          </table:table-cell>
          <table:table-cell office:value-type="string" table:style-name="ce36">
            <text:p>NA&gt;Paloalto : (월별) 월별_점검_북미-PA-3220_(22년5월).docx , 월별_점검_북미-PA-5220_(22년5월).docx</text:p>
          </table:table-cell>
          <table:table-cell office:value-type="string" table:style-name="ce43">
            <text:p>Arista<text:s/></text:p>
          </table:table-cell>
          <table:table-cell office:value-type="string" office:string-value="월" table:formula="of:=IF(ISERROR(SEARCH(&quot;*분기*&quot;;[.K10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05])" table:style-name="ce1">
            <text:p>NetApp</text:p>
          </table:table-cell>
          <table:table-cell office:value-type="string" table:style-name="ce41">
            <text:p>EU&gt;A10 : (월별) 현대오토에버_A10_22년_4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10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L106])" table:style-name="ce1">
            <text:p>WAF</text:p>
          </table:table-cell>
          <table:table-cell office:value-type="string" table:style-name="ce14">
            <text:p>EU&gt;Arista : (분기) 분기 점검 CCS_EU Arista(22년 2분기).ods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K106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SAC" table:formula="of:=TRIM([.L107])" table:style-name="ce1">
            <text:p>SAC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SAC<text:s/></text:p>
          </table:table-cell>
          <table:table-cell office:value-type="string" office:string-value="월" table:formula="of:=IF(ISERROR(SEARCH(&quot;*분기*&quot;;[.K107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108])" table:style-name="ce1">
            <text:p>NGFW</text:p>
          </table:table-cell>
          <table:table-cell office:value-type="string" table:style-name="ce14">
            <text:p>EU&gt;WAF : (월별) 월별_점검_유럽_CCS_정기점검_웹방화벽WAF_(22년 04월)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10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09])" table:style-name="ce1">
            <text:p>Dell</text:p>
          </table:table-cell>
          <table:table-cell office:value-type="string" table:style-name="ce14">
            <text:p>EU&gt;SAC : (분기) NodeSafer 2022년 1분기 정기점검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10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10])" table:style-name="ce1">
            <text:p>Arista</text:p>
          </table:table-cell>
          <table:table-cell office:value-type="string" table:style-name="ce14">
            <text:p>EU&gt;NGFW : (월별) 현대자동차_독일법인_시스코방화벽(22년04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1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11])" table:style-name="ce1">
            <text:p>A10</text:p>
          </table:table-cell>
          <table:table-cell office:value-type="string" table:style-name="ce36">
            <text:p>EU&gt;Dell : (분기) 분기점검_Dell_유럽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1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12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1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13])" table:style-name="ce1">
            <text:p>Paloalto</text:p>
          </table:table-cell>
          <table:table-cell office:value-type="string" table:style-name="ce14">
            <text:p>IN&gt;A10 : (월별) 현대오토에버_A10_22년_4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1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14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1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15])" table:style-name="ce1">
            <text:p>Arista</text:p>
          </table:table-cell>
          <table:table-cell office:value-type="string" table:style-name="ce14">
            <text:p>IN&gt;Paloalto : (월별) 월별_점검_인도-PA-5220_(22년5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1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16])" table:style-name="ce1">
            <text:p>A10</text:p>
          </table:table-cell>
          <table:table-cell office:value-type="string" table:style-name="ce36">
            <text:p>IN&gt;Dell : (분기) 분기점검_Dell_인도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1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17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1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18])" table:style-name="ce1">
            <text:p>Paloalto</text:p>
          </table:table-cell>
          <table:table-cell office:value-type="string" table:style-name="ce14">
            <text:p>CN&gt;A10 : (월별) 현대오토에버_A10_22년_4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1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19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1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20])" table:style-name="ce1">
            <text:p>Paloalto</text:p>
          </table:table-cell>
          <table:table-cell office:value-type="string" table:style-name="ce14">
            <text:p>CN&gt;Paloalto : (월별) 중국-PA-5220_2022.5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2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21])" table:style-name="ce1">
            <text:p>A10</text:p>
          </table:table-cell>
          <table:table-cell office:value-type="string" table:style-name="ce36">
            <text:p>CN&gt;Dell : (분기) 분기점검_Dell_중국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21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69">
            <text:p>SG</text:p>
          </table:table-cell>
          <table:table-cell office:value-type="string" table:style-name="ce70">
            <text:p>1센터</text:p>
          </table:table-cell>
          <table:table-cell office:value-type="string" table:style-name="ce71">
            <text:p>CCS</text:p>
          </table:table-cell>
          <table:table-cell office:value-type="string" table:style-name="ce71">
            <text:p>완료</text:p>
          </table:table-cell>
          <table:table-cell office:value-type="string" table:style-name="ce71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22])" table:style-name="ce1">
            <text:p>Paloalto</text:p>
          </table:table-cell>
          <table:table-cell office:value-type="string" table:style-name="ce47">
            <text:p>SG&gt;Paloalto : (월별) 월별_점검_싱가폴-PA-5220(22년5월).docx</text:p>
          </table:table-cell>
          <table:table-cell office:value-type="string" table:style-name="ce49">
            <text:p>Paloalto<text:s/></text:p>
          </table:table-cell>
          <table:table-cell office:value-type="string" office:string-value="월" table:formula="of:=IF(ISERROR(SEARCH(&quot;*분기*&quot;;[.K12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72">
            <text:p>4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123])" table:style-name="ce1">
            <text:p>Cisco</text:p>
          </table:table-cell>
          <table:table-cell office:value-type="string" table:style-name="ce47">
            <text:p>RU&gt;A10 : (월별) 현대오토에버_A10_22년_4월 정기점검서_클라우드운영센터-RUCloud.pptx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12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73">
            <text:p>5월</text:p>
          </table:table-cell>
          <table:table-cell office:value-type="string" table:style-name="ce44">
            <text:p>NA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24])" table:style-name="ce1">
            <text:p>A10</text:p>
          </table:table-cell>
          <table:table-cell office:value-type="string" table:style-name="ce47">
            <text:p>NA&gt;Paloalto : (월별) 월별_점검_북미-PA-3220_(22년5월).docx , 월별_점검_북미-PA-5220_(22년5월).doc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K12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4">
            <text:p>6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25])" table:style-name="ce1">
            <text:p>NetApp</text:p>
          </table:table-cell>
          <table:table-cell office:value-type="string" table:style-name="ce41">
            <text:p>KR &gt; Cisco : <text:s/>(월별) 월별 점검 내수 CCS 정기점검 cisco(6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12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126])" table:style-name="ce1">
            <text:p>F5</text:p>
          </table:table-cell>
          <table:table-cell office:value-type="string" table:style-name="ce14">
            <text:p>KR&gt;A10 : (월별) 현대오토에버_A10_22년_6월 정기점검서_클라우드운영센터-CCSCloud.pptx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12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27])" table:style-name="ce1">
            <text:p>Dell</text:p>
          </table:table-cell>
          <table:table-cell office:value-type="string" table:style-name="ce14">
            <text:p>KR&gt; NetApp : <text:s/>(월별) 월별 내수 CCS 정기점검 netapp(5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27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28])" table:style-name="ce1">
            <text:p>Dell</text:p>
          </table:table-cell>
          <table:table-cell office:value-type="string" table:style-name="ce14">
            <text:p>KR&gt;F5 : (월별) F5 현대오토에버 정기점검 6월 결과보고서(CCS).ppt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2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129])" table:style-name="ce1">
            <text:p>HP</text:p>
          </table:table-cell>
          <table:table-cell office:value-type="string" table:style-name="ce14">
            <text:p>KR&gt;Dell : (분기) 분기점검_Dell_내수 점검문서(22년2분기).pdf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12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30])" table:style-name="ce1">
            <text:p>Arista</text:p>
          </table:table-cell>
          <table:table-cell office:value-type="string" table:style-name="ce14">
            <text:p>KR&gt;Dell : (분기) 분기점검_Dell_내수2센터 점검문서(22년2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130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L131])" table:style-name="ce1">
            <text:p>QCT</text:p>
          </table:table-cell>
          <table:table-cell office:value-type="string" table:style-name="ce14">
            <text:p>KR&gt;HP : (분기) 분기점검_HP_내수 점검문서(22년2분기).xls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K13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2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K132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33])" table:style-name="ce1">
            <text:p>Dell</text:p>
          </table:table-cell>
          <table:table-cell office:value-type="string" table:style-name="ce25">
            <text:p>BigData &gt; QCT : (분기) 분기점검_KR-Bigdata_QCT(22년1분기).pptx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K133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34])" table:style-name="ce1">
            <text:p>HP</text:p>
          </table:table-cell>
          <table:table-cell office:value-type="string" table:style-name="ce14">
            <text:p>BigData&gt;NetApp : <text:s/>(월별) 월별 점검 KR-Bigdata_netapp(5월).pdf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3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5])" table:style-name="ce1">
            <text:p>NetApp</text:p>
          </table:table-cell>
          <table:table-cell office:value-type="string" table:style-name="ce14">
            <text:p>BigData&gt;Dell : (분기) 분기점검_Dell_KR-Bigdata 점검문서(22년2분기).pdf</text:p>
          </table:table-cell>
          <table:table-cell office:value-type="string" table:style-name="ce17">
            <text:p>NetApp<text:s/></text:p>
          </table:table-cell>
          <table:table-cell office:value-type="string" office:string-value="분기" table:formula="of:=IF(ISERROR(SEARCH(&quot;*분기*&quot;;[.K135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36])" table:style-name="ce1">
            <text:p>Dell</text:p>
          </table:table-cell>
          <table:table-cell office:value-type="string" table:style-name="ce30">
            <text:p>BigData&gt;HP : (분기) 분기점검_HP_KR-Bigdata 점검문서(22년2분기).xlsx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K136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37])" table:style-name="ce1">
            <text:p>Arista</text:p>
          </table:table-cell>
          <table:table-cell office:value-type="string" table:style-name="ce32">
            <text:p>RND&gt;NetApp : (월별) 월별 점검 RND_netapp(5월).pdf</text:p>
          </table:table-cell>
          <table:table-cell office:value-type="string" table:style-name="ce42">
            <text:p>Arista<text:s/></text:p>
          </table:table-cell>
          <table:table-cell office:value-type="string" office:string-value="월" table:formula="of:=IF(ISERROR(SEARCH(&quot;*분기*&quot;;[.K13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38])" table:style-name="ce1">
            <text:p>A10</text:p>
          </table:table-cell>
          <table:table-cell office:value-type="string" table:style-name="ce36">
            <text:p>RND&gt;Dell : (분기) 분기점검_Dell_RND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3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9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3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etbackup" table:formula="of:=TRIM([.L140])" table:style-name="ce1">
            <text:p>Netbackup</text:p>
          </table:table-cell>
          <table:table-cell office:value-type="string" table:style-name="ce14">
            <text:p>NA&gt;A10 : (월별) 현대오토에버_A10_22년_5월 정기점검서_클라우드운영센터-NACloud.pptx</text:p>
          </table:table-cell>
          <table:table-cell office:value-type="string" table:style-name="ce17">
            <text:p>Netbackup<text:s/></text:p>
          </table:table-cell>
          <table:table-cell office:value-type="string" office:string-value="월" table:formula="of:=IF(ISERROR(SEARCH(&quot;*분기*&quot;;[.K140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41])" table:style-name="ce1">
            <text:p>Paloalto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4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42])" table:style-name="ce1">
            <text:p>Dell</text:p>
          </table:table-cell>
          <table:table-cell office:value-type="string" table:style-name="ce14">
            <text:p>NA&gt;Netbackup : (월별) 월별 점검 북미 정기점검 netbackup 5월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4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43])" table:style-name="ce1">
            <text:p>HP</text:p>
          </table:table-cell>
          <table:table-cell office:value-type="string" table:style-name="ce14">
            <text:p>NA&gt;Paloalto : (월별) 월별_점검_북미-PA-3220_(22년4월).docx , 월별_점검_북미-PA-5220_(22년4월).doc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4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44])" table:style-name="ce1">
            <text:p>A10</text:p>
          </table:table-cell>
          <table:table-cell office:value-type="string" table:style-name="ce14">
            <text:p>NA&gt;Dell : (분기) 분기점검_Dell_북미 점검문서(22년2분기).pdf</text:p>
          </table:table-cell>
          <table:table-cell office:value-type="string" table:style-name="ce17">
            <text:p>A10<text:s/></text:p>
          </table:table-cell>
          <table:table-cell office:value-type="string" office:string-value="분기" table:formula="of:=IF(ISERROR(SEARCH(&quot;*분기*&quot;;[.K14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45])" table:style-name="ce1">
            <text:p>Arista</text:p>
          </table:table-cell>
          <table:table-cell office:value-type="string" table:style-name="ce36">
            <text:p>NA&gt;HP : (분기) 분기점검_HP_북미 점검문서(22년2분기).xlsx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14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46])" table:style-name="ce1">
            <text:p>NetApp</text:p>
          </table:table-cell>
          <table:table-cell office:value-type="string" table:style-name="ce41">
            <text:p>EU&gt;A10 : (월별) 현대오토에버_A10_22년_6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14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L147])" table:style-name="ce1">
            <text:p>WAF</text:p>
          </table:table-cell>
          <table:table-cell office:value-type="string" table:style-name="ce14">
            <text:p>EU&gt;Arista : (분기) 분기 점검 CCS_EU Arista(22년 2분기).pdf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K14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148])" table:style-name="ce1">
            <text:p>NGFW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14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49])" table:style-name="ce1">
            <text:p>HP</text:p>
          </table:table-cell>
          <table:table-cell office:value-type="string" table:style-name="ce14">
            <text:p>EU&gt;WAF : (월별) 현대오토에버_웹방화벽 분석 보고서 - 22년 05월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4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50])" table:style-name="ce1">
            <text:p>Arista</text:p>
          </table:table-cell>
          <table:table-cell office:value-type="string" table:style-name="ce14">
            <text:p>EU&gt;NGFW : (월별) 현대자동차_독일법인_시스코방화벽(22년05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5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51])" table:style-name="ce1">
            <text:p>A10</text:p>
          </table:table-cell>
          <table:table-cell office:value-type="string" table:style-name="ce36">
            <text:p>EU&gt;HP : (분기) 분기점검_HP_유럽 점검문서(22년2분기).xlsx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5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52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5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53])" table:style-name="ce1">
            <text:p>Paloalto</text:p>
          </table:table-cell>
          <table:table-cell office:value-type="string" table:style-name="ce14">
            <text:p>IN&gt;A10 : (월별) 현대오토에버_A10_22년_6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5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54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5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55])" table:style-name="ce1">
            <text:p>Arista</text:p>
          </table:table-cell>
          <table:table-cell office:value-type="string" table:style-name="ce14">
            <text:p>IN&gt;Paloalto : (월별) 월별_점검_인도-PA-5220_(22년4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5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56])" table:style-name="ce1">
            <text:p>A10</text:p>
          </table:table-cell>
          <table:table-cell office:value-type="string" table:style-name="ce36">
            <text:p>IN&gt;Dell : (분기) 분기점검_Dell_인도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5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57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5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58])" table:style-name="ce1">
            <text:p>Paloalto</text:p>
          </table:table-cell>
          <table:table-cell office:value-type="string" table:style-name="ce14">
            <text:p>CN&gt;A10 : (월별) 현대오토에버_A10_22년_6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5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59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5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60])" table:style-name="ce1">
            <text:p>Paloalto</text:p>
          </table:table-cell>
          <table:table-cell office:value-type="string" table:style-name="ce14">
            <text:p>CN&gt;Paloalto : (월별) 중국-PA-5220_2022.4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6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F5" table:formula="of:=TRIM([.L161])" table:style-name="ce1">
            <text:p>F5</text:p>
          </table:table-cell>
          <table:table-cell office:value-type="string" table:style-name="ce36">
            <text:p>CN&gt;Dell : (분기) 분기점검_Dell_중국 점검문서(22년2분기).pdf</text:p>
          </table:table-cell>
          <table:table-cell office:value-type="string" table:style-name="ce43">
            <text:p>F5<text:s/></text:p>
          </table:table-cell>
          <table:table-cell office:value-type="string" office:string-value="분기" table:formula="of:=IF(ISERROR(SEARCH(&quot;*분기*&quot;;[.K16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진행</text:p>
          </table:table-cell>
          <table:table-cell office:value-type="string" table:style-name="ce40">
            <text:p>진행중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Paloalto</text:p>
          </table:table-cell>
          <table:table-cell office:value-type="string" table:style-name="ce41">
            <text:p>SG&gt;Paloalto : (월별) 월별_점검_싱가폴-PA-5220(22년4월).docx</text:p>
          </table:table-cell>
          <table:table-cell office:value-type="string" table:style-name="ce8">
            <text:p>Paloalto</text:p>
          </table:table-cell>
          <table:table-cell office:value-type="string" office:string-value="월" table:formula="of:=IF(ISERROR(SEARCH(&quot;*분기*&quot;;[.K16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F5</text:p>
          </table:table-cell>
          <table:table-cell office:value-type="string" table:style-name="ce36">
            <text:p>SG&gt;F5 : (월별) F5 현대오토에버 6월 정기점검(싱가폴_i5800).ppt</text:p>
          </table:table-cell>
          <table:table-cell office:value-type="string" table:style-name="ce8">
            <text:p>F5</text:p>
          </table:table-cell>
          <table:table-cell office:value-type="string" office:string-value="월" table:formula="of:=IF(ISERROR(SEARCH(&quot;*분기*&quot;;[.K16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33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A10</text:p>
          </table:table-cell>
          <table:table-cell office:value-type="string" table:style-name="ce47">
            <text:p>현대오토에버_A10_22년_6월 정기점검서_클라우드운영센터-RUCloud.pptx</text:p>
          </table:table-cell>
          <table:table-cell office:value-type="string" table:style-name="ce8">
            <text:p>A10</text:p>
          </table:table-cell>
          <table:table-cell office:value-type="string" office:string-value="월" table:formula="of:=IF(ISERROR(SEARCH(&quot;*분기*&quot;;[.K16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number-rows-repeated="1048410" table:style-name="ro1">
          <table:table-cell table:number-columns-repeated="16384"/>
        </table:table-row>
      </table:table>
      <table:table table:name="HW_정기점검_주기" table:style-name="ta1">
        <table:table-column table:style-name="co25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6379" table:default-cell-style-name="ce99"/>
        <table:table-row table:style-name="ro2">
          <table:table-cell table:number-columns-repeated="16384" table:style-name="ce99"/>
        </table:table-row>
        <table:table-row table:style-name="ro4">
          <table:table-cell office:value-type="string" table:number-columns-spanned="1" table:number-rows-spanned="2" table:style-name="ce116">
            <text:p>구분(DIVISION)</text:p>
          </table:table-cell>
          <table:table-cell office:value-type="string" table:number-columns-spanned="1" table:number-rows-spanned="2" table:style-name="ce116">
            <text:p>벤더(vendor)</text:p>
          </table:table-cell>
          <table:table-cell office:value-type="string" table:number-columns-spanned="1" table:number-rows-spanned="2" table:style-name="ce116">
            <text:p>업체명(comapany name)</text:p>
          </table:table-cell>
          <table:table-cell office:value-type="string" table:number-columns-spanned="1" table:number-rows-spanned="2" table:style-name="ce116">
            <text:p>영업대표(sales representative)</text:p>
          </table:table-cell>
          <table:table-cell office:value-type="string" table:number-columns-spanned="1" table:number-rows-spanned="2" table:style-name="ce116">
            <text:p>정기점검주기(periodic inspection)</text:p>
          </table:table-cell>
          <table:table-cell office:value-type="string" table:number-columns-spanned="2" table:number-rows-spanned="2" table:style-name="ce116">
            <text:p>비고(note)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string" table:style-name="ce100">
            <text:p>서버</text:p>
            <text:p/>
            <text:p>(server)</text:p>
          </table:table-cell>
          <table:table-cell office:value-type="string" table:style-name="ce99">
            <text:p>DELL</text:p>
          </table:table-cell>
          <table:table-cell office:value-type="string" table:style-name="ce99">
            <text:p>우리올제</text:p>
          </table:table-cell>
          <table:table-cell office:value-type="string" table:style-name="ce99">
            <text:p>김준성</text:p>
          </table:table-cell>
          <table:table-cell office:value-type="string" table:style-name="ce101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7">
          <table:table-cell table:style-name="ce102"/>
          <table:table-cell office:value-type="string" table:style-name="ce99">
            <text:p>HP</text:p>
          </table:table-cell>
          <table:table-cell office:value-type="string" table:style-name="ce99">
            <text:p>에임투지</text:p>
          </table:table-cell>
          <table:table-cell office:value-type="string" table:style-name="ce99">
            <text:p>이홍주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2"/>
          <table:table-cell office:value-type="string" table:style-name="ce99">
            <text:p>Cisco</text:p>
          </table:table-cell>
          <table:table-cell office:value-type="string" table:style-name="ce99">
            <text:p>스파크(이테크)</text:p>
          </table:table-cell>
          <table:table-cell office:value-type="string" table:style-name="ce99">
            <text:p>정명훈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table:style-name="ce104"/>
          <table:table-cell office:value-type="string" table:style-name="ce105">
            <text:p>Quanta</text:p>
          </table:table-cell>
          <table:table-cell office:value-type="string" table:style-name="ce105">
            <text:p>SPK</text:p>
          </table:table-cell>
          <table:table-cell office:value-type="string" table:style-name="ce105">
            <text:p>이정윤</text:p>
          </table:table-cell>
          <table:table-cell office:value-type="string" table:style-name="ce106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6">
          <table:table-cell office:value-type="string" table:style-name="ce107">
            <text:p>스토리지</text:p>
            <text:p/>
            <text:p>(storage)</text:p>
          </table:table-cell>
          <table:table-cell office:value-type="string" table:style-name="ce108">
            <text:p>Netapp</text:p>
          </table:table-cell>
          <table:table-cell office:value-type="string" table:style-name="ce108">
            <text:p>이테크</text:p>
          </table:table-cell>
          <table:table-cell office:value-type="string" table:style-name="ce108">
            <text:p>임영민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2"/>
          <table:table-cell office:value-type="string" table:style-name="ce99">
            <text:p>HP</text:p>
          </table:table-cell>
          <table:table-cell office:value-type="string" table:style-name="ce99">
            <text:p>에임투지</text:p>
          </table:table-cell>
          <table:table-cell office:value-type="string" table:style-name="ce99">
            <text:p>이홍주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table:style-name="ce104"/>
          <table:table-cell office:value-type="string" table:style-name="ce105">
            <text:p>Hitachi</text:p>
          </table:table-cell>
          <table:table-cell office:value-type="string" table:style-name="ce105">
            <text:p>효성</text:p>
          </table:table-cell>
          <table:table-cell office:value-type="string" table:style-name="ce105">
            <text:p>박재찬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office:value-type="string" table:style-name="ce111">
            <text:p>LB</text:p>
          </table:table-cell>
          <table:table-cell office:value-type="string" table:style-name="ce108">
            <text:p>A10</text:p>
          </table:table-cell>
          <table:table-cell office:value-type="string" table:style-name="ce108">
            <text:p>위버</text:p>
          </table:table-cell>
          <table:table-cell office:value-type="string" table:style-name="ce108">
            <text:p>김병모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table:style-name="ce104"/>
          <table:table-cell office:value-type="string" table:style-name="ce105">
            <text:p>F5</text:p>
          </table:table-cell>
          <table:table-cell office:value-type="string" table:style-name="ce105">
            <text:p>오픈베이스</text:p>
          </table:table-cell>
          <table:table-cell office:value-type="string" table:style-name="ce105">
            <text:p>박석환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office:value-type="string" table:style-name="ce111">
            <text:p>Switch</text:p>
          </table:table-cell>
          <table:table-cell office:value-type="string" table:style-name="ce108">
            <text:p>Arista</text:p>
          </table:table-cell>
          <table:table-cell office:value-type="string" table:style-name="ce108">
            <text:p>SPK</text:p>
          </table:table-cell>
          <table:table-cell office:value-type="string" table:style-name="ce108">
            <text:p>이정윤</text:p>
          </table:table-cell>
          <table:table-cell office:value-type="string" table:style-name="ce112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7">
          <table:table-cell table:style-name="ce102"/>
          <table:table-cell office:value-type="string" table:style-name="ce99">
            <text:p>Cisco</text:p>
          </table:table-cell>
          <table:table-cell office:value-type="string" table:style-name="ce99">
            <text:p>스파크(이테크)</text:p>
          </table:table-cell>
          <table:table-cell office:value-type="string" table:style-name="ce99">
            <text:p>정명훈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6">
          <table:table-cell table:style-name="ce104"/>
          <table:table-cell office:value-type="string" table:style-name="ce105">
            <text:p>Quanta</text:p>
          </table:table-cell>
          <table:table-cell office:value-type="string" table:style-name="ce105">
            <text:p>SPK</text:p>
          </table:table-cell>
          <table:table-cell office:value-type="string" table:style-name="ce105">
            <text:p>이정윤</text:p>
          </table:table-cell>
          <table:table-cell office:value-type="string" table:style-name="ce106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6">
          <table:table-cell office:value-type="string" table:style-name="ce111">
            <text:p>F/W</text:p>
          </table:table-cell>
          <table:table-cell office:value-type="string" table:style-name="ce108">
            <text:p>Paloalto</text:p>
          </table:table-cell>
          <table:table-cell office:value-type="string" table:style-name="ce108">
            <text:p>위버</text:p>
          </table:table-cell>
          <table:table-cell office:value-type="string" table:style-name="ce108">
            <text:p>김병모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2"/>
          <table:table-cell office:value-type="string" table:style-name="ce99">
            <text:p>SAC</text:p>
          </table:table-cell>
          <table:table-cell office:value-type="string" table:style-name="ce99">
            <text:p>피앤피시큐어</text:p>
          </table:table-cell>
          <table:table-cell office:value-type="string" table:style-name="ce99">
            <text:p>김주혁</text:p>
          </table:table-cell>
          <table:table-cell office:value-type="string" table:style-name="ce101">
            <text:p>분기</text:p>
            <text:p/>
            <text:p>(quarter)</text:p>
          </table:table-cell>
          <table:table-cell table:number-columns-repeated="16379"/>
        </table:table-row>
        <table:table-row table:style-name="ro6">
          <table:table-cell table:style-name="ce104"/>
          <table:table-cell office:value-type="string" table:style-name="ce105">
            <text:p>NGFW</text:p>
          </table:table-cell>
          <table:table-cell office:value-type="string" table:style-name="ce105">
            <text:p>이테크시스템</text:p>
          </table:table-cell>
          <table:table-cell office:value-type="string" table:style-name="ce105">
            <text:p>이학주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/>
        </table:table-row>
        <table:table-row table:style-name="ro8">
          <table:table-cell office:value-type="string" table:style-name="ce113">
            <text:p>백업</text:p>
            <text:p/>
            <text:p>(backup)</text:p>
          </table:table-cell>
          <table:table-cell office:value-type="string" table:style-name="ce114">
            <text:p>Netbackup</text:p>
          </table:table-cell>
          <table:table-cell office:value-type="string" table:style-name="ce114">
            <text:p>비트라이스</text:p>
          </table:table-cell>
          <table:table-cell office:value-type="string" table:style-name="ce114">
            <text:p>이경래</text:p>
          </table:table-cell>
          <table:table-cell office:value-type="string" table:style-name="ce115">
            <text:p>월</text:p>
            <text:p/>
            <text:p>(month)</text:p>
          </table:table-cell>
          <table:table-cell table:number-columns-repeated="16379"/>
        </table:table-row>
        <table:table-row table:style-name="ro2">
          <table:table-cell table:number-columns-repeated="16384" table:style-name="ce99"/>
        </table:table-row>
        <table:table-row table:number-rows-repeated="1048556" table:style-name="ro1">
          <table:table-cell table:number-columns-repeated="16384"/>
        </table:table-row>
      </table:table>
      <table:data-pilot-tables>
        <table:data-pilot-table table:name="피벗 테이블28" table:target-range-address="요약_전체_벤더별.A4:요약_전체_벤더별.C39" table:show-filter-button="false" table:buttons="요약_전체_벤더별.A4 요약_전체_벤더별.A5 요약_전체_벤더별.A7 요약_전체_벤더별.B7">
          <table:source-cell-range table:cell-range-address="자료포멧.B7:자료포멧.K164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.A1:요약_KR.C22" table:show-filter-button="false" table:buttons="요약_KR.A1 요약_KR.A2 요약_KR.A4 요약_KR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KR.A23:요약_KR.D32" table:show-filter-button="false" table:buttons="요약_KR.A23 요약_KR.A26 요약_KR.B25">
          <table:source-cell-range table:cell-range-address="자료포멧.B7:자료포멧.M164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3:요약_NA.D33" table:show-filter-button="false" table:buttons="요약_NA.A23 요약_NA.A26 요약_NA.B25">
          <table:source-cell-range table:cell-range-address="자료포멧.B7:자료포멧.M164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:요약_NA.C19" table:show-filter-button="false" table:buttons="요약_NA.A1 요약_NA.A2 요약_NA.A4 요약_NA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:요약_EU.C17" table:show-filter-button="false" table:buttons="요약_EU.A1 요약_EU.A2 요약_EU.A4 요약_E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EU.A23:요약_EU.D32" table:show-filter-button="false" table:buttons="요약_EU.A23 요약_EU.A26 요약_EU.B25">
          <table:source-cell-range table:cell-range-address="자료포멧.B7:자료포멧.M164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:요약_CN.C14" table:show-filter-button="false" table:buttons="요약_CN.A1 요약_CN.A2 요약_CN.A4 요약_C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CN.A23:요약_CN.D32" table:show-filter-button="false" table:buttons="요약_CN.A23 요약_CN.A26 요약_CN.B25">
          <table:source-cell-range table:cell-range-address="자료포멧.B7:자료포멧.M164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IN.A23:요약_IN.D32" table:show-filter-button="false" table:buttons="요약_IN.A23 요약_IN.A26 요약_IN.B25">
          <table:source-cell-range table:cell-range-address="자료포멧.B7:자료포멧.M164"/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IN.A1:요약_IN.C15" table:show-filter-button="false" table:buttons="요약_IN.A1 요약_IN.A2 요약_IN.A4 요약_I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:요약_RU.C7" table:show-filter-button="false" table:buttons="요약_RU.A1 요약_RU.A2 요약_RU.A4 요약_R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RU.A23:요약_RU.C32" table:show-filter-button="false" table:buttons="요약_RU.A23 요약_RU.A26 요약_RU.B25">
          <table:source-cell-range table:cell-range-address="자료포멧.B7:자료포멧.M164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SG.A23:요약_SG.D32" table:show-filter-button="false" table:buttons="요약_SG.A23 요약_SG.A26 요약_SG.B25">
          <table:source-cell-range table:cell-range-address="자료포멧.B7:자료포멧.M164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:요약_SG.C9" table:show-filter-button="false" table:buttons="요약_SG.A1 요약_SG.A2 요약_SG.A4 요약_SG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middle" fo:background-color="transparent"/>
    </style:style>
    <style:style style:name="_54364__51456__32_3" style:display-name="표준 3" style:family="table-cell" style:data-style-name="N0">
      <style:table-cell-properties style:vertical-align="automatic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E_GE</meta:initial-creator>
    <dc:creator>Windows User</dc:creator>
    <meta:creation-date>2022-07-12T04:57:19Z</meta:creation-date>
    <dc:date>2022-07-20T06:50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04.5002362204725pt" svg:width="437.9996850393701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151.536062992126pt" svg:y="9.99543307086614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6월</text:p>
            </table:table-cell>
            <table:table-cell office:value-type="float" office:value="14"/>
          </table:table-row>
          <table:table-row>
            <table:table-cell office:value-type="string">
              <text:p>CN 6월</text:p>
            </table:table-cell>
            <table:table-cell office:value-type="float" office:value="5"/>
          </table:table-row>
          <table:table-row>
            <table:table-cell office:value-type="string">
              <text:p>EU 6월</text:p>
            </table:table-cell>
            <table:table-cell office:value-type="float" office:value="6"/>
          </table:table-row>
          <table:table-row>
            <table:table-cell office:value-type="string">
              <text:p>IN 6월</text:p>
            </table:table-cell>
            <table:table-cell office:value-type="float" office:value="5"/>
          </table:table-row>
          <table:table-row>
            <table:table-cell office:value-type="string">
              <text:p>NA 6월</text:p>
            </table:table-cell>
            <table:table-cell office:value-type="float" office:value="7"/>
          </table:table-row>
          <table:table-row>
            <table:table-cell office:value-type="string">
              <text:p>RU 6월</text:p>
            </table:table-cell>
            <table:table-cell office:value-type="float" office:value="1"/>
          </table:table-row>
          <table:table-row>
            <table:table-cell office:value-type="string">
              <text:p>SG 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title chart:style-name="CT00">
          <text:p text:style-name="a0" text:class-names="" text:cond-style-name="">완료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87.0pt" svg:width="667.1253543307087pt" chart:style-name="Crt0">
        <chart:legend chart:legend-position="end" chart:legend-align="center" chart:style-name="Lgnd"/>
        <chart:plot-area svg:x="0.44pt" svg:y="60.49700787401575pt" svg:width="614.2988188976378pt" svg:height="264.2519685039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C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C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EU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EU 6월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I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I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KR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KR 6월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NA 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NA 6월</text:p>
            </table:table-cell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RU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RU 6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</office:automatic-styles>
  <office:body>
    <office:chart>
      <chart:chart chart:class="chart:bar" svg:height="325.8755905511811pt" svg:width="584.2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29"/>
          </table:table-row>
          <table:table-row>
            <table:table-cell office:value-type="string">
              <text:p>Arista 완료</text:p>
            </table:table-cell>
            <table:table-cell office:value-type="float" office:value="16"/>
          </table:table-row>
          <table:table-row>
            <table:table-cell office:value-type="string">
              <text:p>Arista 진행</text:p>
            </table:table-cell>
            <table:table-cell office:value-type="float" office:value="3"/>
          </table:table-row>
          <table:table-row>
            <table:table-cell office:value-type="string">
              <text:p>Cisco 완료</text:p>
            </table:table-cell>
            <table:table-cell office:value-type="float" office:value="5"/>
          </table:table-row>
          <table:table-row>
            <table:table-cell office:value-type="string">
              <text:p>Dell 완료</text:p>
            </table:table-cell>
            <table:table-cell office:value-type="float" office:value="14"/>
          </table:table-row>
          <table:table-row>
            <table:table-cell office:value-type="string">
              <text:p>Dell 진행</text:p>
            </table:table-cell>
            <table:table-cell office:value-type="float" office:value="5"/>
          </table:table-row>
          <table:table-row>
            <table:table-cell office:value-type="string">
              <text:p>F5 완료</text:p>
            </table:table-cell>
            <table:table-cell office:value-type="float" office:value="7"/>
          </table:table-row>
          <table:table-row>
            <table:table-cell office:value-type="string">
              <text:p>HP 완료</text:p>
            </table:table-cell>
            <table:table-cell office:value-type="float" office:value="6"/>
          </table:table-row>
          <table:table-row>
            <table:table-cell office:value-type="string">
              <text:p>HP 진행</text:p>
            </table:table-cell>
            <table:table-cell office:value-type="float" office:value="3"/>
          </table:table-row>
          <table:table-row>
            <table:table-cell office:value-type="string">
              <text:p>NetApp 완료</text:p>
            </table:table-cell>
            <table:table-cell office:value-type="float" office:value="34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NGFW 완료</text:p>
            </table:table-cell>
            <table:table-cell office:value-type="float" office:value="2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9"/>
          </table:table-row>
          <table:table-row>
            <table:table-cell office:value-type="string">
              <text:p>Paloalto 진행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2"/>
          </table:table-row>
          <table:table-row>
            <table:table-cell office:value-type="string">
              <text:p>SAC 완료</text:p>
            </table:table-cell>
            <table:table-cell office:value-type="float" office:value="2"/>
          </table:table-row>
          <table:table-row>
            <table:table-cell office:value-type="string">
              <text:p>WAF 완료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1"/>
          </chart:axis>
          <chart:axis chart:dimension="y"/>
          <chart:series chart:label-cell-address="local-table.$B$1" chart:values-cell-range-address="local-table.$B$2:.$B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완료</text:p>
            </table:table-cell>
            <table:table-cell office:value-type="float" office:value="2"/>
          </table:table-row>
          <table:table-row>
            <table:table-cell office:value-type="string">
              <text:p>Dell 진행</text:p>
            </table:table-cell>
            <table:table-cell office:value-type="float" office:value="2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HP 완료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0"/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WAF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